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Соединение">
      <style:graphic-properties draw:start-line-spacing-horizontal="0.5cm"/>
    </style:style>
    <style:style style:name="gr3" style:family="graphic" style:parent-style-name="Номерки">
      <style:graphic-properties draw:textarea-horizontal-align="justify" fo:min-height="0.001cm" fo:min-width="0.28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dash" draw:stroke-dash="Fine_20_Dashed" draw:marker-start-width="0.26cm" draw:marker-end-width="0.31cm"/>
    </style:style>
    <style:style style:name="gr8" style:family="graphic" style:parent-style-name="standard">
      <style:graphic-properties draw:stroke="dash" draw:stroke-dash="Fine_20_Dashed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10" style:family="graphic" style:parent-style-name="standard">
      <style:graphic-properties draw:stroke="none" svg:stroke-color="#000000" draw:fill="none" draw:fill-color="#ffffff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Номерки">
      <style:graphic-properties fo:min-width="0.247cm"/>
    </style:style>
    <style:style style:name="gr13" style:family="graphic" style:parent-style-name="Номерки">
      <style:graphic-properties fo:min-height="0.106cm"/>
    </style:style>
    <style:style style:name="gr14" style:family="graphic" style:parent-style-name="standard">
      <style:graphic-properties draw:stroke="none" draw:stroke-dash="Dash_20_62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6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>
      <style:graphic-properties draw:stroke="none" draw:stroke-dash="Dash_20_63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6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solid" svg:stroke-width="0.03cm" svg:stroke-color="#000000" draw:marker-start="" draw:marker-start-width="0.3cm" draw:marker-start-center="false" draw:marker-end="" draw:marker-end-width="0.3cm" draw:marker-end-center="false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_20_64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99ccff" draw:secondary-fill-color="#99ccff" draw:fill-gradient-name="Gradient_20_7" draw:gradient-step-count="0" draw:fill-hatch-name="Hatch_20_6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draw:stroke="none" draw:stroke-dash="Dash_20_66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6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draw:auto-grow-height="false" fo:min-height="0.499cm" fo:padding-top="0cm" fo:padding-bottom="0cm" fo:padding-left="0cm" fo:padding-right="0cm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_20_67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6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draw:stroke="none" draw:stroke-dash="Dash_20_68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6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>
      <style:graphic-properties draw:stroke="none" draw:stroke-dash="Dash_20_69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6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>
      <style:graphic-properties draw:stroke="none" draw:stroke-dash="Dash_20_70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7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stroke="none" draw:stroke-dash="Dash_20_71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7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draw:stroke="none" draw:stroke-dash="Dash_20_72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7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>
      <style:graphic-properties draw:stroke="none" draw:stroke-dash="Dash_20_73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7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>
      <style:graphic-properties draw:stroke="none" draw:stroke-dash="Dash_20_74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7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>
      <style:graphic-properties draw:stroke="none" draw:stroke-dash="Dash_20_75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7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>
      <style:graphic-properties draw:stroke="none" draw:stroke-dash="Dash_20_76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7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>
      <style:graphic-properties draw:stroke="none" draw:stroke-dash="Dash_20_77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7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>
      <style:graphic-properties draw:stroke="none" draw:stroke-dash="Dash_20_78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7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>
      <style:graphic-properties draw:stroke="none" draw:stroke-dash="Dash_20_79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7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>
      <style:graphic-properties draw:stroke="none" draw:stroke-dash="Dash_20_80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8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>
      <style:graphic-properties draw:stroke="none" draw:stroke-dash="Dash_20_81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8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99ccff" draw:textarea-horizontal-align="justify" draw:textarea-vertical-align="middle" draw:auto-grow-height="false" fo:padding-top="0.139cm" fo:padding-bottom="0.139cm" fo:padding-left="0.265cm" fo:padding-right="0.265cm" draw:shadow="hidden" draw:shadow-offset-x="0.3cm" draw:shadow-offset-y="0.3cm" draw:shadow-color="#808080"/>
    </style:style>
    <style:style style:name="gr36" style:family="graphic" style:parent-style-name="standard">
      <style:graphic-properties draw:stroke="none" draw:stroke-dash="Dash_20_82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8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>
      <style:graphic-properties draw:stroke="none" draw:stroke-dash="Dash_20_83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8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>
      <style:graphic-properties draw:stroke="none" draw:stroke-dash="Dash_20_84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8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>
      <style:graphic-properties draw:stroke="none" draw:stroke-dash="Dash_20_85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8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>
      <style:graphic-properties draw:stroke="none" draw:stroke-dash="Dash_20_86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8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>
      <style:graphic-properties draw:stroke="none" draw:stroke-dash="Dash_20_87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8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>
      <style:graphic-properties draw:stroke="none" draw:stroke-dash="Dash_20_88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8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>
      <style:graphic-properties draw:stroke="none" draw:stroke-dash="Dash_20_89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8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>
      <style:graphic-properties draw:stroke="none" draw:stroke-dash="Dash_20_90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none" draw:fill-color="#ffffff" draw:secondary-fill-color="#99ccff" draw:fill-gradient-name="Gradient_20_7" draw:gradient-step-count="0" draw:fill-hatch-name="Hatch_20_9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26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>
      <style:graphic-properties draw:stroke="solid" svg:stroke-width="0.03cm" svg:stroke-color="#000000" draw:marker-start="" draw:marker-start-width="0.3cm" draw:marker-start-center="false" draw:marker-end="" draw:marker-end-width="0.3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3cm" draw:shadow-offset-y="0.3cm" draw:shadow-color="#808080"/>
    </style:style>
    <style:style style:name="gr4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_20_91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>
      <style:graphic-properties draw:stroke="solid" draw:stroke-dash="Dash_20_92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9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>
      <style:graphic-properties draw:stroke="solid" draw:stroke-dash="Dash_20_93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9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>
      <style:graphic-properties draw:stroke="solid" draw:stroke-dash="Dash_20_94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9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>
      <style:graphic-properties draw:stroke="solid" draw:stroke-dash="Dash_20_95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9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>
      <style:graphic-properties draw:stroke="solid" draw:stroke-dash="Dash_20_96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9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>
      <style:graphic-properties draw:stroke="solid" draw:stroke-dash="Dash_20_97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9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>
      <style:graphic-properties draw:stroke="solid" draw:stroke-dash="Dash_20_98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9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>
      <style:graphic-properties draw:stroke="solid" draw:stroke-dash="Dash_20_99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9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>
      <style:graphic-properties draw:stroke="solid" draw:stroke-dash="Dash_20_100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0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>
      <style:graphic-properties draw:stroke="solid" draw:stroke-dash="Dash_20_101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0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>
      <style:graphic-properties draw:stroke="solid" draw:stroke-dash="Dash_20_102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0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>
      <style:graphic-properties draw:stroke="solid" draw:stroke-dash="Dash_20_103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0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>
      <style:graphic-properties draw:stroke="solid" draw:stroke-dash="Dash_20_104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0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>
      <style:graphic-properties draw:stroke="solid" draw:stroke-dash="Dash_20_105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0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>
      <style:graphic-properties draw:stroke="solid" draw:stroke-dash="Dash_20_106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0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>
      <style:graphic-properties draw:stroke="solid" draw:stroke-dash="Dash_20_107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0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>
      <style:graphic-properties draw:stroke="solid" draw:stroke-dash="Dash_20_108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0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>
      <style:graphic-properties draw:stroke="solid" draw:stroke-dash="Dash_20_109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0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>
      <style:graphic-properties draw:stroke="solid" draw:stroke-dash="Dash_20_110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1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>
      <style:graphic-properties draw:stroke="solid" draw:stroke-dash="Dash_20_111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1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>
      <style:graphic-properties draw:stroke="solid" draw:stroke-dash="Dash_20_112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1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>
      <style:graphic-properties draw:stroke="solid" draw:stroke-dash="Dash_20_113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1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>
      <style:graphic-properties draw:stroke="solid" draw:stroke-dash="Dash_20_114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1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>
      <style:graphic-properties draw:stroke="solid" draw:stroke-dash="Dash_20_115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1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>
      <style:graphic-properties draw:stroke="solid" draw:stroke-dash="Dash_20_116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1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>
      <style:graphic-properties draw:stroke="solid" draw:stroke-dash="Dash_20_117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1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>
      <style:graphic-properties draw:stroke="solid" draw:stroke-dash="Dash_20_118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1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>
      <style:graphic-properties draw:stroke="solid" draw:stroke-dash="Dash_20_119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1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>
      <style:graphic-properties draw:stroke="solid" draw:stroke-dash="Dash_20_121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2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>
      <style:graphic-properties draw:stroke="solid" draw:stroke-dash="Dash_20_122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2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="hidden" draw:shadow-offset-x="0.3cm" draw:shadow-offset-y="0.3cm" draw:shadow-color="#808080"/>
    </style:style>
    <style:style style:name="gr79" style:family="graphic" style:parent-style-name="standard">
      <style:graphic-properties draw:stroke="solid" draw:stroke-dash="Dash_20_180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8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>
      <style:graphic-properties draw:stroke="solid" draw:stroke-dash="Dash_20_181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8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>
      <style:graphic-properties draw:stroke="solid" draw:stroke-dash="Dash_20_182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8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>
      <style:graphic-properties draw:stroke="solid" draw:stroke-dash="Dash_20_183" svg:stroke-width="0.03cm" svg:stroke-color="#000000" draw:marker-start="" draw:marker-start-width="0.349cm" draw:marker-start-center="false" draw:marker-end="Symmetric_20_Arrow" draw:marker-end-width="0.25cm" draw:marker-end-center="false" svg:stroke-opacity="100%" draw:stroke-linejoin="round" draw:fill="solid" draw:fill-color="#99ccff" draw:secondary-fill-color="#99ccff" draw:fill-gradient-name="Gradient_20_7" draw:gradient-step-count="0" draw:fill-hatch-name="Hatch_20_18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>
      <style:graphic-properties draw:stroke="none" svg:stroke-color="#000000" draw:fill="solid" draw:fill-color="#ffffff" draw:textarea-vertical-align="bottom" fo:min-height="0.4cm"/>
    </style:style>
    <style:style style:name="gr84" style:family="graphic" style:parent-style-name="standard">
      <style:graphic-properties draw:stroke="none" svg:stroke-color="#000000" draw:fill="solid" draw:fill-color="#ffffff" draw:textarea-vertical-align="bottom" fo:min-height="0.247cm"/>
    </style:style>
    <style:style style:name="gr85" style:family="graphic" style:parent-style-name="standard">
      <style:graphic-properties draw:stroke="none" svg:stroke-color="#000000" draw:fill="solid" draw:fill-color="#ffffff" draw:textarea-vertical-align="bottom" draw:auto-grow-width="true" fo:min-height="0.247cm"/>
    </style:style>
    <style:style style:name="gr86" style:family="graphic" style:parent-style-name="standard">
      <style:graphic-properties draw:stroke="none" svg:stroke-color="#000000" draw:fill="none" draw:fill-color="#ffffff" fo:min-height="0.439cm"/>
    </style:style>
    <style:style style:name="gr8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88" style:family="graphic" style:parent-style-name="standard">
      <style:graphic-properties draw:textarea-horizontal-align="justify" fo:padding-top="-0.2cm" fo:padding-bottom="-0.2cm" fo:padding-left="-0.2cm" fo:padding-right="-0.2cm" fo:wrap-option="wrap"/>
    </style:style>
    <style:style style:name="gr89" style:family="graphic" style:parent-style-name="standard">
      <style:graphic-properties draw:textarea-horizontal-align="justify" draw:textarea-vertical-align="middle" draw:auto-grow-height="false" fo:padding-left="-0.2cm" fo:padding-right="-0.2cm"/>
    </style:style>
    <style:style style:name="gr90" style:family="graphic" style:parent-style-name="Номерки">
      <style:graphic-properties fo:min-width="0.008cm"/>
    </style:style>
    <style:style style:name="gr91" style:family="graphic" style:parent-style-name="Номерки">
      <style:graphic-properties fo:min-height="0.28cm"/>
    </style:style>
    <style:style style:name="gr92" style:family="graphic" style:parent-style-name="Номерки">
      <style:graphic-properties fo:min-height="0.51cm" fo:min-width="0.344cm"/>
    </style:style>
    <style:style style:name="gr93" style:family="graphic" style:parent-style-name="Номерки">
      <style:graphic-properties fo:min-height="0.107cm" fo:min-width="0.119cm"/>
    </style:style>
    <style:style style:name="gr94" style:family="graphic" style:parent-style-name="Номерки">
      <style:graphic-properties fo:min-height="0.185cm" fo:min-width="0.167cm"/>
    </style:style>
    <style:style style:name="gr95" style:family="graphic" style:parent-style-name="standard">
      <style:graphic-properties draw:textarea-horizontal-align="center" fo:padding-top="-0.1cm" fo:padding-bottom="-0.1cm" fo:padding-left="-0.1cm" fo:padding-right="-0.1cm" fo:wrap-option="no-wrap"/>
    </style:style>
    <style:style style:name="gr96" style:family="graphic" style:parent-style-name="Номерки">
      <style:graphic-properties fo:min-height="0.185cm" fo:min-width="0.405cm"/>
    </style:style>
    <style:style style:name="gr97" style:family="graphic" style:parent-style-name="standard">
      <style:graphic-properties draw:textarea-horizontal-align="center" fo:padding-top="0.1cm" fo:padding-bottom="-0.1cm" fo:padding-left="-0.1cm" fo:padding-right="-0.1cm" fo:wrap-option="no-wrap"/>
    </style:style>
    <style:style style:name="gr98" style:family="graphic" style:parent-style-name="standard">
      <style:graphic-properties draw:textarea-horizontal-align="center" fo:padding-top="-0.1cm" fo:padding-bottom="-0.1cm" fo:padding-left="-0.1cm" fo:padding-right="-0.1cm" fo:wrap-option="wrap"/>
    </style:style>
    <style:style style:name="gr99" style:family="graphic" style:parent-style-name="Соединение">
      <style:graphic-properties draw:marker-end=""/>
    </style:style>
    <style:style style:name="gr100" style:family="graphic" style:parent-style-name="Номерки">
      <style:graphic-properties fo:min-width="0.054cm"/>
    </style:style>
    <style:style style:name="gr101" style:family="graphic" style:parent-style-name="Номерки">
      <style:graphic-properties fo:min-width="0.246cm"/>
    </style:style>
    <style:style style:name="gr102" style:family="graphic" style:parent-style-name="standard">
      <style:graphic-properties draw:textarea-horizontal-align="center" fo:padding-top="0cm" fo:padding-bottom="-0.2cm" fo:padding-left="-0.1cm" fo:padding-right="-0.1cm" fo:wrap-option="no-wrap"/>
    </style:style>
    <style:style style:name="gr103" style:family="graphic" style:parent-style-name="Номерки">
      <style:graphic-properties fo:min-width="0.108cm"/>
    </style:style>
    <style:style style:name="gr104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105" style:family="graphic" style:parent-style-name="standard">
      <style:graphic-properties draw:stroke="none" svg:stroke-color="#000000" draw:fill="none" draw:fill-color="#ffffff" draw:auto-grow-height="true" draw:fit-to-size="false"/>
    </style:style>
    <style:style style:name="gr106" style:family="graphic" style:parent-style-name="Номерки">
      <style:graphic-properties fo:min-height="0.395cm"/>
    </style:style>
    <style:style style:name="gr107" style:family="graphic" style:parent-style-name="Номерки">
      <style:graphic-properties fo:min-height="0.156cm" fo:min-width="0.201cm"/>
    </style:style>
    <style:style style:name="gr108" style:family="graphic" style:parent-style-name="standard">
      <style:graphic-properties draw:stroke="none" draw:fill="none" draw:fit-to-size="false"/>
    </style:style>
    <style:style style:name="gr109" style:family="graphic" style:parent-style-name="Номерки">
      <style:graphic-properties fo:min-height="0.51cm" fo:min-width="0.2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hyphenate="true"/>
    </style:style>
    <style:style style:name="P6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end"/>
      <style:text-properties fo:hyphenate="true"/>
    </style:style>
    <style:style style:name="P8" style:family="paragraph">
      <style:paragraph-properties fo:text-align="end"/>
    </style:style>
    <style:style style:name="P9" style:family="paragraph">
      <style:paragraph-properties fo:text-align="start"/>
      <style:text-properties fo:hyphenate="true"/>
    </style:style>
    <style:style style:name="P10" style:family="paragraph">
      <style:paragraph-properties fo:text-align="center"/>
      <style:text-properties fo:hyphenate="tru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Times New Roman'" style:font-family-generic="roman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style:line-height-at-least="0cm" fo:text-align="start" fo:text-indent="0cm" style:text-autospace="ideograph-alpha" style:punctuation-wrap="hanging" style:line-break="strict" style:writing-mode="lr-tb">
        <style:tab-stops>
          <style:tab-stop style:position="0.907cm"/>
        </style:tab-stops>
      </style:paragraph-properties>
    </style:style>
    <style:style style:name="P19" style:family="paragraph">
      <style:paragraph-properties fo:margin-left="0cm" fo:margin-right="0cm" fo:margin-top="0cm" fo:margin-bottom="0cm" style:line-height-at-least="0cm" fo:text-align="start" fo:text-indent="0cm" style:text-autospace="ideograph-alpha" style:punctuation-wrap="hanging" style:line-break="strict" style:writing-mode="lr-tb">
        <style:tab-stops>
          <style:tab-stop style:position="0.907cm"/>
        </style:tab-stops>
      </style:paragraph-properties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 fo:hyphenate="true"/>
    </style:style>
    <style:style style:name="P23" style:family="paragraph"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use-window-font-color="true" style:text-outline="false" style:text-line-through-style="none" style:text-position="0% 100%" fo:font-family="'Times New Roman'" style:font-family-generic="roman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0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10pt" style:language-asian="zh" style:country-asian="CN" style:font-style-asian="normal" style:font-weight-asian="normal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style:font-pitch="variable" fo:font-size="10pt" fo:language="ru" fo:country="RU" fo:font-style="normal" fo:text-shadow="none" style:text-underline-style="none" fo:font-weight="normal" style:letter-kerning="true" style:font-family-asian="'Times New Roman'" style:font-family-generic-asian="roman" style:font-pitch-asian="variable" style:font-size-asian="10pt" style:language-asian="zh" style:country-asian="CN" style:font-style-asian="normal" style:font-weight-asian="normal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2.25cm" svg:height="1.5cm" svg:x="9cm" svg:y="8.501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1" draw:id="id1" draw:layer="layout" svg:width="2.25cm" svg:height="0.75cm" svg:x="9cm" svg:y="3.251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2" draw:id="id2" draw:layer="layout" svg:width="2.25cm" svg:height="1.5cm" svg:x="9cm" svg:y="4.501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6" xml:id="id5" draw:id="id5" draw:layer="layout" svg:width="2.25cm" svg:height="1.5cm" svg:x="9cm" svg:y="13.001cm">
          <text:p text:style-name="P1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8" draw:id="id8" draw:layer="layout" svg:width="2.25cm" svg:height="0.75cm" svg:x="9cm" svg:y="22.251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9" draw:id="id9" draw:layer="layout" svg:width="2.25cm" svg:height="1.5cm" svg:x="12.5cm" svg:y="16.279cm">
          <text:p text:style-name="P5">Программа завершена</text:p>
          <text:p>по запросу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.001cm" svg:x2="10.125cm" svg:y2="4.501cm" draw:start-shape="id1" draw:start-glue-point="6" draw:end-shape="id2" draw:end-glue-point="4" svg:d="m10125 4001v500">
          <text:p/>
        </draw:connector>
        <draw:connector draw:style-name="Соединение" draw:layer="layout" svg:x1="10.125cm" svg:y1="5.913cm" svg:x2="10.125cm" svg:y2="6.501cm" draw:start-shape="id2" draw:start-glue-point="6" svg:d="m10125 5913v588">
          <text:p/>
        </draw:connector>
        <draw:connector draw:style-name="Соединение" draw:layer="layout" svg:x1="10.125cm" svg:y1="8.001cm" svg:x2="10.125cm" svg:y2="8.501cm" draw:end-shape="id3" svg:d="m10125 8001v500">
          <text:p/>
        </draw:connector>
        <draw:connector draw:style-name="Соединение" draw:layer="layout" svg:x1="10.125cm" svg:y1="10.001cm" svg:x2="10.125cm" svg:y2="10.5cm" draw:start-shape="id3" draw:start-glue-point="6" draw:end-shape="id4" draw:end-glue-point="0" svg:d="m10125 10001v499">
          <text:p/>
        </draw:connector>
        <draw:connector draw:style-name="Соединение" xml:id="id10" draw:id="id10" draw:layer="layout" svg:x1="10.125cm" svg:y1="12cm" svg:x2="10.125cm" svg:y2="13.001cm" draw:start-shape="id4" draw:start-glue-point="2" draw:end-shape="id5" draw:end-glue-point="4" svg:d="m10125 12000v1001">
          <text:p/>
        </draw:connector>
        <draw:connector draw:style-name="Соединение" draw:layer="layout" svg:x1="10.125cm" svg:y1="14.501cm" svg:x2="10.125cm" svg:y2="15.001cm" draw:start-shape="id5" draw:start-glue-point="6" svg:d="m10125 14501v500">
          <text:p/>
        </draw:connector>
        <draw:connector draw:style-name="Соединение" draw:layer="layout" svg:x1="10.125cm" svg:y1="16.501cm" svg:x2="10.125cm" svg:y2="17.001cm" draw:end-shape="id6" draw:end-glue-point="4" svg:d="m10125 16501v500">
          <text:p/>
        </draw:connector>
        <draw:connector draw:style-name="Соединение" draw:layer="layout" svg:x1="10.125cm" svg:y1="18.501cm" svg:x2="10.125cm" svg:y2="19.501cm" draw:start-shape="id6" draw:start-glue-point="6" draw:end-shape="id7" draw:end-glue-point="4" svg:d="m10125 18501v1000">
          <text:p/>
        </draw:connector>
        <draw:connector draw:style-name="Соединение" xml:id="id18" draw:id="id18" draw:layer="layout" svg:x1="10.125cm" svg:y1="20.913cm" svg:x2="10.125cm" svg:y2="22.251cm" draw:start-shape="id7" draw:start-glue-point="6" draw:end-shape="id8" draw:end-glue-point="4" svg:d="m10125 20913v1338">
          <text:p/>
        </draw:connector>
        <draw:connector draw:style-name="Соединение" draw:layer="layout" svg:x1="11.25cm" svg:y1="13.751cm" svg:x2="13.625cm" svg:y2="16.279cm" draw:start-shape="id5" draw:start-glue-point="7" draw:end-shape="id9" draw:end-glue-point="4" svg:d="m11250 13751h2375v2528">
          <text:p/>
        </draw:connector>
        <draw:connector draw:style-name="gr2" draw:layer="layout" svg:x1="11.25cm" svg:y1="9.251cm" svg:x2="10.125cm" svg:y2="12.5cm" draw:start-shape="id3" draw:start-glue-point="7" draw:end-shape="id10" draw:end-glue-point="0" svg:d="m11250 9251h516v3249h-1641">
          <text:p/>
        </draw:connector>
        <draw:frame draw:style-name="Номерки" draw:layer="layout" svg:width="0.194cm" svg:height="0.386cm" svg:x="9.335cm" svg:y="2.966cm">
          <draw:text-box>
            <text:p>1</text:p>
          </draw:text-box>
        </draw:frame>
        <draw:frame draw:style-name="Номерки" draw:layer="layout" svg:width="0.194cm" svg:height="0.386cm" svg:x="9.285cm" svg:y="4.204cm">
          <draw:text-box>
            <text:p>2</text:p>
          </draw:text-box>
        </draw:frame>
        <draw:frame draw:style-name="Номерки" draw:layer="layout" svg:width="0.194cm" svg:height="0.386cm" svg:x="9.499cm" svg:y="8.624cm">
          <draw:text-box>
            <text:p>4</text:p>
          </draw:text-box>
        </draw:frame>
        <draw:frame draw:style-name="Номерки" draw:layer="layout" svg:width="0.194cm" svg:height="0.386cm" svg:x="9.5cm" svg:y="13.1cm">
          <draw:text-box>
            <text:p>6</text:p>
          </draw:text-box>
        </draw:frame>
        <draw:frame draw:style-name="gr3" draw:layer="layout" svg:width="0.29cm" svg:height="0.386cm" svg:x="12.715cm" svg:y="15.985cm">
          <draw:text-box>
            <text:p>12</text:p>
          </draw:text-box>
        </draw:frame>
        <draw:frame draw:style-name="gr4" draw:text-style-name="P7" draw:layer="layout" svg:width="4.803cm" svg:height="3.765cm" svg:x="3cm" svg:y="5.236cm">
          <draw:text-box>
            <text:p text:style-name="P7">log=InputData(AllStudents.Count,AllStudents.stud);</text:p>
            <text:p text:style-name="P7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7"/>
          </draw:text-box>
        </draw:frame>
        <draw:frame draw:style-name="gr4" draw:text-style-name="P7" draw:layer="layout" svg:width="5cm" svg:height="3.475cm" svg:x="2.676cm" svg:y="9.059cm">
          <draw:text-box>
            <text:p text:style-name="P7">log:=CheckData(AllStudents.Count,AllStudents.stud);</text:p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7"/>
          </draw:text-box>
        </draw:frame>
        <draw:frame draw:style-name="gr5" draw:text-style-name="P7" draw:layer="layout" svg:width="5.6cm" svg:height="2.716cm" svg:x="2.4cm" svg:y="14.285cm">
          <draw:text-box>
            <text:p text:style-name="P7">FindStudents(AllStudents.Count AllStudents.Stud, FoundedStudents.Count, FoundedStudents.Stud)</text:p>
            <text:p text:style-name="P7">Процедура FindStudents из заданного списка студентов находит и возвращает список одногруппников.</text:p>
          </draw:text-box>
        </draw:frame>
        <draw:frame draw:style-name="gr4" draw:text-style-name="P8" draw:layer="layout" svg:width="3.372cm" svg:height="2.884cm" svg:x="2.5cm" svg:y="19.322cm">
          <draw:text-box>
            <text:p text:style-name="P8">PrintData( FoundedStudents.Count, FoundedStudents.Stud)</text:p>
            <text:p text:style-name="P8">Процедура PrintData выводит список одногруппников на экран</text:p>
          </draw:text-box>
        </draw:frame>
        <draw:polyline draw:style-name="gr6" xml:id="id12" draw:id="id12" draw:layer="layout" svg:width="0.599cm" svg:height="2.999cm" svg:x="7.5cm" svg:y="14.001cm" svg:viewBox="0 0 600 3000" draw:points="0,0 600,0 600,3000 0,3000">
          <text:p/>
        </draw:polyline>
        <draw:polyline draw:style-name="gr6" xml:id="id11" draw:id="id11" draw:layer="layout" svg:width="0.599cm" svg:height="3.195cm" svg:x="5.4cm" svg:y="19.055cm" svg:viewBox="0 0 600 3196" draw:points="0,0 600,0 600,3196 0,3196">
          <text:p/>
        </draw:polyline>
        <draw:connector draw:style-name="gr7" draw:layer="layout" draw:type="line" svg:x1="6cm" svg:y1="20.653cm" svg:x2="6.25cm" svg:y2="20.501cm" draw:start-shape="id11" draw:start-glue-point="1" svg:d="m6000 20653 250-152">
          <text:p/>
        </draw:connector>
        <draw:connector draw:style-name="gr8" draw:layer="layout" draw:type="line" svg:x1="8.1cm" svg:y1="15.501cm" svg:x2="9cm" svg:y2="15.751cm" draw:start-shape="id12" draw:start-glue-point="1" svg:d="m8100 15501 900 250">
          <text:p/>
        </draw:connector>
        <draw:polyline draw:style-name="gr6" xml:id="id14" draw:id="id14" draw:layer="layout" svg:width="0.599cm" svg:height="3.532cm" svg:x="7.274cm" svg:y="9.001cm" svg:viewBox="0 0 600 3533" draw:points="0,0 600,0 600,3533 0,3533">
          <text:p/>
        </draw:polyline>
        <draw:polyline draw:style-name="gr6" xml:id="id13" draw:id="id13" draw:layer="layout" svg:width="0.599cm" svg:height="3.503cm" svg:x="7.4cm" svg:y="5.001cm" svg:viewBox="0 0 600 3504" draw:points="0,0 600,0 600,3504 0,3504">
          <text:p/>
        </draw:polyline>
        <draw:connector draw:style-name="gr8" draw:layer="layout" draw:type="line" svg:x1="8cm" svg:y1="6.753cm" svg:x2="9cm" svg:y2="7.251cm" draw:start-shape="id13" draw:start-glue-point="1" svg:d="m8000 6753 1000 498">
          <text:p/>
        </draw:connector>
        <draw:connector draw:style-name="gr8" draw:layer="layout" draw:type="line" svg:x1="7.874cm" svg:y1="10.767cm" svg:x2="9cm" svg:y2="11.251cm" draw:start-shape="id14" draw:start-glue-point="1" svg:d="m7874 10767 1126 484">
          <text:p/>
        </draw:connector>
        <draw:polyline draw:style-name="gr6" xml:id="id15" draw:id="id15" draw:layer="layout" svg:width="0.599cm" svg:height="9.29cm" draw:transform="rotate (3.1415926535892) translate (13.0560000001845cm 11.001cm)" svg:viewBox="0 0 600 9291" draw:points="0,0 600,0 600,9291 0,9291">
          <text:p/>
        </draw:polyline>
        <draw:connector draw:style-name="gr8" draw:layer="layout" draw:type="line" svg:x1="11.25cm" svg:y1="3.626cm" svg:x2="12.456cm" svg:y2="6.355cm" draw:start-shape="id1" draw:start-glue-point="7" draw:end-shape="id15" draw:end-glue-point="3" svg:d="m11250 3626 1206 2729">
          <text:p/>
        </draw:connector>
        <draw:frame draw:style-name="gr9" draw:text-style-name="P9" draw:layer="layout" svg:width="7cm" svg:height="9.626cm" svg:x="12.656cm" svg:y="1.71cm">
          <draw:text-box>
            <text:p text:style-name="P9">Обобщенный алгоритм поиска одногруппников в списке студентов.</text:p>
            <text:p text:style-name="P9">Используется тип-запись student - «студент», имеющая след. поля:</text:p>
            <text:p text:style-name="P9">FstName - строка - имя студента;</text:p>
            <text:p text:style-name="P9">LstName - строка - фамилия студента;</text:p>
            <text:p text:style-name="P9">Surname - строка - отчество студента;</text:p>
            <text:p text:style-name="P9">University - строка - название вуза студента;</text:p>
            <text:p text:style-name="P9">GroupNumber - натуральное - номер группы студента.</text:p>
            <text:p text:style-name="P9">Используется тип-запись students - «студенты», имеющая след. поля:</text:p>
            <text:p text:style-name="P9">Count - целое - количество студентов;</text:p>
            <text:p text:style-name="P9">Stud - массив «студентов» - информация о каждом из Count студентов. </text:p>
            <text:p text:style-name="P9">Используемые структуры данных:</text:p>
            <text:p text:style-name="P9">AllStudents - students(«студенты») - исходный список студентов;</text:p>
            <text:p text:style-name="P9">FoundedStudents - students(«студенты») - список найденных одногруппников;</text:p>
            <text:p text:style-name="P9">log - логическая - отслеживает состояние работы программы (требуется ли её завершение или нет).</text:p>
            <text:p text:style-name="P9"/>
          </draw:text-box>
        </draw:frame>
        <draw:frame draw:style-name="gr10" draw:layer="layout" svg:width="0.5cm" svg:height="0.5cm" svg:x="11.266cm" svg:y="8.751cm">
          <draw:text-box>
            <text:p>да</text:p>
          </draw:text-box>
        </draw:frame>
        <draw:frame draw:style-name="gr10" draw:layer="layout" svg:width="0.756cm" svg:height="0.5cm" svg:x="10.251cm" svg:y="9.823cm">
          <draw:text-box>
            <text:p>нет</text:p>
          </draw:text-box>
        </draw:frame>
        <draw:frame draw:style-name="gr10" draw:layer="layout" svg:width="0.5cm" svg:height="0.5cm" svg:x="10.183cm" svg:y="14.259cm">
          <draw:text-box>
            <text:p>да</text:p>
          </draw:text-box>
        </draw:frame>
        <draw:frame draw:style-name="gr10" draw:layer="layout" svg:width="0.756cm" svg:height="0.5cm" svg:x="11.163cm" svg:y="13.251cm">
          <draw:text-box>
            <text:p>нет</text:p>
          </draw:text-box>
        </draw:frame>
        <draw:frame draw:style-name="gr5" draw:text-style-name="P8" draw:layer="layout" svg:width="4cm" svg:height="1.654cm" svg:x="3.5cm" svg:y="2.347cm">
          <draw:text-box>
            <text:p text:style-name="P8">Программа находит одногруппников в данном списке студентов</text:p>
          </draw:text-box>
        </draw:frame>
        <draw:polyline draw:style-name="gr6" xml:id="id16" draw:id="id16" draw:layer="layout" svg:width="0.599cm" svg:height="1.653cm" svg:x="7.076cm" svg:y="2.347cm" svg:viewBox="0 0 600 1654" draw:points="0,0 600,0 600,1654 0,1654">
          <text:p/>
        </draw:polyline>
        <draw:connector draw:style-name="gr8" draw:layer="layout" draw:type="line" svg:x1="7.676cm" svg:y1="3.174cm" svg:x2="9cm" svg:y2="5.251cm" draw:start-shape="id16" draw:start-glue-point="1" draw:end-shape="id2" draw:end-glue-point="5" svg:d="m7676 3174 1324 2077">
          <text:p/>
        </draw:connector>
        <draw:custom-shape draw:style-name="gr1" draw:text-style-name="P2" xml:id="id6" draw:id="id6" draw:layer="layout" svg:width="2.25cm" svg:height="1.5cm" svg:x="9cm" svg:y="17.001cm">
          <text:p text:style-name="P1"><text:span text:style-name="T1">Найдено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5" xml:id="id7" draw:id="id7" draw:layer="layout" svg:width="2.25cm" svg:height="1.5cm" svg:x="9cm" svg:y="19.501cm">
          <text:p text:style-name="P5">Одногруппников не найде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9cm" svg:y1="17.751cm" svg:x2="7.392cm" svg:y2="19.501cm" draw:start-shape="id6" draw:start-glue-point="5" draw:end-shape="id17" draw:end-glue-point="0" svg:d="m9000 17751h-1608v1750">
          <text:p/>
        </draw:connector>
        <draw:connector draw:style-name="Соединение" draw:layer="layout" svg:x1="7.392cm" svg:y1="21.001cm" svg:x2="10.125cm" svg:y2="21.582cm" draw:start-shape="id17" draw:start-glue-point="2" draw:end-shape="id18" draw:end-glue-point="0" svg:d="m7392 21001v581h2733">
          <text:p/>
        </draw:connector>
        <draw:frame draw:style-name="Номерки" draw:layer="layout" svg:width="0.194cm" svg:height="0.386cm" svg:x="9.505cm" svg:y="17.106cm">
          <draw:text-box>
            <text:p>8</text:p>
          </draw:text-box>
        </draw:frame>
        <draw:frame draw:style-name="Номерки" draw:layer="layout" svg:width="0.29cm" svg:height="0.386cm" svg:x="9.183cm" svg:y="19.194cm">
          <draw:text-box>
            <text:p>10</text:p>
          </draw:text-box>
        </draw:frame>
        <draw:connector draw:style-name="Соединение" draw:layer="layout" draw:line-skew="2.224cm" svg:x1="13.625cm" svg:y1="17.691cm" svg:x2="10.125cm" svg:y2="21.582cm" draw:start-shape="id9" draw:start-glue-point="6" draw:end-shape="id18" draw:end-glue-point="0" svg:d="m13625 17691v3880h-3500v11">
          <text:p/>
        </draw:connector>
        <draw:frame draw:style-name="Номерки" draw:layer="layout" svg:width="0.29cm" svg:height="0.386cm" svg:x="9.34cm" svg:y="21.959cm">
          <draw:text-box>
            <text:p>13</text:p>
          </draw:text-box>
        </draw:frame>
        <draw:custom-shape draw:style-name="gr11" draw:text-style-name="P10" draw:layer="layout" svg:width="2.25cm" svg:height="1.5cm" svg:x="9cm" svg:y="14.997cm">
          <text:p text:style-name="P10">Найти одногруппников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39cm" svg:y="14.716cm">
          <draw:text-box>
            <text:p>7</text:p>
          </draw:text-box>
        </draw:frame>
        <draw:frame draw:style-name="gr10" draw:layer="layout" svg:width="0.5cm" svg:height="0.5cm" svg:x="8.523cm" svg:y="17.191cm">
          <draw:text-box>
            <text:p>да</text:p>
          </draw:text-box>
        </draw:frame>
        <draw:frame draw:style-name="gr10" draw:layer="layout" svg:width="0.756cm" svg:height="0.5cm" svg:x="10.125cm" svg:y="18.501cm">
          <draw:text-box>
            <text:p>нет</text:p>
          </draw:text-box>
        </draw:frame>
        <draw:custom-shape draw:style-name="gr11" draw:text-style-name="P10" xml:id="id17" draw:id="id17" draw:layer="layout" svg:width="2.25cm" svg:height="1.5cm" svg:x="6.267cm" svg:y="19.501cm">
          <text:p text:style-name="P10">Вывести найденных студентов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2" draw:layer="layout" svg:width="0.247cm" svg:height="0.386cm" svg:x="6.51cm" svg:y="19.22cm">
          <draw:text-box>
            <text:p>9</text:p>
          </draw:text-box>
        </draw:frame>
        <draw:custom-shape draw:style-name="gr11" draw:text-style-name="P10" xml:id="id4" draw:id="id4" draw:layer="layout" svg:width="2.25cm" svg:height="1.5cm" svg:x="9cm" svg:y="10.5cm">
          <text:p text:style-name="P10">Проверить данные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3" draw:layer="layout" svg:width="0.194cm" svg:height="0.386cm" svg:x="9.255cm" svg:y="10.22cm">
          <draw:text-box>
            <text:p>5</text:p>
          </draw:text-box>
        </draw:frame>
        <draw:custom-shape draw:style-name="gr11" draw:text-style-name="P10" draw:layer="layout" svg:width="2.25cm" svg:height="1.5cm" svg:x="9cm" svg:y="6.5cm">
          <text:p text:style-name="P10">Ввести данные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56cm" svg:y="6.195cm">
          <draw:text-box>
            <text:p>3</text:p>
          </draw:text-box>
        </draw:frame>
      </draw:page>
      <draw:page draw:name="page2" draw:style-name="dp1" draw:master-page-name="Обычный">
        <draw:frame draw:style-name="gr14" draw:text-style-name="P11" draw:layer="layout" svg:width="2.25cm" svg:height="1.5cm" svg:x="7.462cm" svg:y="22.126cm">
          <draw:text-box>
            <text:p text:style-name="P3"><text:span text:style-name="T3">R∈ℝ и R≥0?</text:span></text:p>
          </draw:text-box>
        </draw:frame>
        <draw:frame draw:style-name="gr15" draw:text-style-name="P11" draw:layer="layout" svg:width="2.25cm" svg:height="1.5cm" svg:x="7.462cm" svg:y="16.035cm">
          <draw:text-box>
            <text:p text:style-name="P3"><text:span text:style-name="T3">с∈ℝ и c≥0?</text:span></text:p>
          </draw:text-box>
        </draw:frame>
        <draw:custom-shape draw:style-name="gr16" draw:text-style-name="P12" draw:layer="layout" svg:width="2.25cm" svg:height="1.502cm" svg:x="7.462cm" svg:y="8.00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2" draw:layer="layout" svg:width="2.25cm" svg:height="1.502cm" svg:x="7.462cm" svg:y="6.00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2" draw:layer="layout" svg:width="2.25cm" svg:height="1.5cm" svg:x="7.462cm" svg:y="10.00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2" draw:layer="layout" svg:width="2.25cm" svg:height="1.502cm" svg:x="4.712cm" svg:y="8.00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2" draw:layer="layout" svg:width="2.25cm" svg:height="1.5cm" svg:x="7.462cm" svg:y="14.03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2" draw:layer="layout" svg:width="2.25cm" svg:height="1.5cm" svg:x="7.462cm" svg:y="12.03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2" draw:layer="layout" svg:width="2.25cm" svg:height="1.5cm" svg:x="7.462cm" svg:y="16.03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2" draw:layer="layout" svg:width="2.25cm" svg:height="1.5cm" svg:x="4.712cm" svg:y="14.03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13" draw:layer="layout" svg:width="2.25cm" svg:height="0.75cm" svg:x="7.462cm" svg:y="2.503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2" draw:layer="layout" svg:width="2.25cm" svg:height="1.502cm" svg:x="7.462cm" svg:y="4.00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2" draw:layer="layout" svg:width="2.25cm" svg:height="1.5cm" svg:x="7.462cm" svg:y="20.126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2" draw:layer="layout" svg:width="2.25cm" svg:height="1.502cm" svg:x="7.462cm" svg:y="18.12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2" draw:layer="layout" svg:width="2.25cm" svg:height="1.5cm" svg:x="7.462cm" svg:y="22.12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2" draw:layer="layout" svg:width="2.25cm" svg:height="1.5cm" svg:x="4.712cm" svg:y="20.12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2" draw:layer="layout" svg:width="2.251cm" svg:height="1.5cm" svg:x="13.979cm" svg:y="5.022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2" draw:layer="layout" svg:width="2.251cm" svg:height="1.5cm" svg:x="13.979cm" svg:y="3.02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2" draw:layer="layout" svg:width="2.251cm" svg:height="1.502cm" svg:x="13.979cm" svg:y="7.0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2" draw:layer="layout" svg:width="2.25cm" svg:height="1.5cm" svg:x="11.229cm" svg:y="5.02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1" draw:layer="layout" svg:width="2.251cm" svg:height="1.502cm" svg:x="13.979cm" svg:y="12.952cm">
          <draw:text-box>
            <text:p text:style-name="P3"><text:span text:style-name="T3">b∈ℝ и b&gt;a?</text:span></text:p>
          </draw:text-box>
        </draw:frame>
        <draw:custom-shape draw:style-name="gr16" draw:text-style-name="P12" draw:layer="layout" svg:width="2.251cm" svg:height="1.5cm" svg:x="13.979cm" svg:y="10.954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2" draw:layer="layout" svg:width="2.251cm" svg:height="1.5cm" svg:x="13.979cm" svg:y="9.09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2" draw:layer="layout" svg:width="2.251cm" svg:height="1.502cm" svg:x="13.979cm" svg:y="12.95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2" draw:layer="layout" svg:width="2.25cm" svg:height="1.5cm" svg:x="11.229cm" svg:y="10.95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1" draw:layer="layout" svg:width="2.251cm" svg:height="1.502cm" svg:x="13.979cm" svg:y="18.84cm">
          <draw:text-box>
            <text:p text:style-name="P3"><text:span text:style-name="T3">eps ∈ℝ и eps&gt;0?</text:span></text:p>
          </draw:text-box>
        </draw:frame>
        <draw:custom-shape draw:style-name="gr16" draw:text-style-name="P12" draw:layer="layout" svg:width="2.251cm" svg:height="1.502cm" svg:x="13.979cm" svg:y="16.782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2" draw:layer="layout" svg:width="2.251cm" svg:height="1.502cm" svg:x="13.979cm" svg:y="14.9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2" draw:layer="layout" svg:width="2.251cm" svg:height="1.502cm" svg:x="13.979cm" svg:y="18.8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2" draw:layer="layout" svg:width="2.251cm" svg:height="1.502cm" svg:x="11.317cm" svg:y="16.7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9" draw:text-style-name="P15" draw:layer="layout" svg:width="2.25cm" svg:height="0.75cm" svg:x="7.462cm" svg:y="2.503cm">
          <draw:text-box>
            <text:p text:style-name="P14"><text:span text:style-name="T4">Начало</text:span></text:p>
          </draw:text-box>
        </draw:frame>
        <draw:frame draw:style-name="gr20" draw:text-style-name="P11" draw:layer="layout" svg:width="2.25cm" svg:height="1.5cm" svg:x="7.462cm" svg:y="14.035cm">
          <draw:text-box>
            <text:p text:style-name="P3"><text:span text:style-name="T3">c</text:span></text:p>
          </draw:text-box>
        </draw:frame>
        <draw:frame draw:style-name="gr21" draw:text-style-name="P11" draw:layer="layout" svg:width="2.25cm" svg:height="1.502cm" svg:x="7.462cm" svg:y="8.003cm">
          <draw:text-box>
            <text:p text:style-name="P3"><text:span text:style-name="T3">d</text:span></text:p>
          </draw:text-box>
        </draw:frame>
        <draw:frame draw:style-name="gr22" draw:text-style-name="P11" draw:layer="layout" svg:width="2.25cm" svg:height="1.5cm" svg:x="7.462cm" svg:y="20.126cm">
          <draw:text-box>
            <text:p text:style-name="P3"><text:span text:style-name="T3">R</text:span></text:p>
          </draw:text-box>
        </draw:frame>
        <draw:frame draw:style-name="gr23" draw:text-style-name="P11" draw:layer="layout" svg:width="2.25cm" svg:height="1.5cm" svg:x="7.462cm" svg:y="10.003cm">
          <draw:text-box>
            <text:p text:style-name="P3"><text:span text:style-name="T3">d∈ℝ и d≥0?</text:span></text:p>
          </draw:text-box>
        </draw:frame>
        <draw:frame draw:style-name="gr24" draw:text-style-name="P11" draw:layer="layout" svg:width="2.25cm" svg:height="1.502cm" svg:x="7.462cm" svg:y="6.002cm">
          <draw:text-box>
            <text:p text:style-name="P3"><text:span text:style-name="T3">Введите d. d∈ℝ и d≥0.</text:span></text:p>
          </draw:text-box>
        </draw:frame>
        <draw:frame draw:style-name="gr25" draw:text-style-name="P11" draw:layer="layout" svg:width="2.25cm" svg:height="1.5cm" svg:x="7.462cm" svg:y="12.003cm">
          <draw:text-box>
            <text:p text:style-name="P3"><text:span text:style-name="T3">Введите c. c∈ℝ и c≥0.</text:span></text:p>
          </draw:text-box>
        </draw:frame>
        <draw:frame draw:style-name="gr26" draw:text-style-name="P11" draw:layer="layout" svg:width="2.25cm" svg:height="1.502cm" svg:x="7.462cm" svg:y="18.126cm">
          <draw:text-box>
            <text:p text:style-name="P3"><text:span text:style-name="T3">Введите R. R∈ℝ и R≥0.</text:span></text:p>
          </draw:text-box>
        </draw:frame>
        <draw:frame draw:style-name="gr27" draw:text-style-name="P11" draw:layer="layout" svg:width="2.251cm" svg:height="1.502cm" svg:x="13.979cm" svg:y="7.02cm">
          <draw:text-box>
            <text:p text:style-name="P3"><text:span text:style-name="T3">a∈ℝ?</text:span></text:p>
          </draw:text-box>
        </draw:frame>
        <draw:frame draw:style-name="gr28" draw:text-style-name="P11" draw:layer="layout" svg:width="2.251cm" svg:height="1.502cm" svg:x="13.979cm" svg:y="9.02cm">
          <draw:text-box>
            <text:p text:style-name="P3"><text:span text:style-name="T3">Введите b. b∈ℝ и b&gt;a.</text:span></text:p>
          </draw:text-box>
        </draw:frame>
        <draw:frame draw:style-name="gr29" draw:text-style-name="P11" draw:layer="layout" svg:width="2.251cm" svg:height="1.5cm" svg:x="13.979cm" svg:y="3.021cm">
          <draw:text-box>
            <text:p text:style-name="P3"><text:span text:style-name="T3">Введите a. a∈ℝ.</text:span></text:p>
          </draw:text-box>
        </draw:frame>
        <draw:frame draw:style-name="gr30" draw:text-style-name="P11" draw:layer="layout" svg:width="2.251cm" svg:height="1.502cm" svg:x="13.979cm" svg:y="14.827cm">
          <draw:text-box>
            <text:p text:style-name="P3"><text:span text:style-name="T3"><text:s text:c="6"/></text:span><text:span text:style-name="T3">Введите <text:s text:c="7"/>eps. eps∈ℝ <text:s text:c="2"/>и eps&gt;0.</text:span></text:p>
          </draw:text-box>
        </draw:frame>
        <draw:frame draw:style-name="gr31" draw:text-style-name="P11" draw:layer="layout" svg:width="2.251cm" svg:height="1.5cm" svg:x="13.979cm" svg:y="10.883cm">
          <draw:text-box>
            <text:p text:style-name="P3"><text:span text:style-name="T3">b</text:span></text:p>
          </draw:text-box>
        </draw:frame>
        <draw:frame draw:style-name="gr32" draw:text-style-name="P11" draw:layer="layout" svg:width="2.251cm" svg:height="1.5cm" svg:x="13.979cm" svg:y="5.022cm">
          <draw:text-box>
            <text:p text:style-name="P3"><text:span text:style-name="T3">a</text:span></text:p>
          </draw:text-box>
        </draw:frame>
        <draw:frame draw:style-name="gr33" draw:text-style-name="P11" draw:layer="layout" svg:width="2.251cm" svg:height="1.502cm" svg:x="13.979cm" svg:y="16.783cm">
          <draw:text-box>
            <text:p text:style-name="P3"><text:span text:style-name="T3">eps</text:span></text:p>
          </draw:text-box>
        </draw:frame>
        <draw:frame draw:style-name="gr34" draw:text-style-name="P11" draw:layer="layout" svg:width="2.25cm" svg:height="1.22cm" svg:x="7.462cm" svg:y="4.002cm">
          <draw:text-box>
            <text:p text:style-name="P3"><text:span text:style-name="T3">Приветствие пользователя</text:span></text:p>
          </draw:text-box>
        </draw:frame>
        <draw:custom-shape draw:style-name="gr35" draw:text-style-name="P16" draw:layer="layout" svg:width="0.902cm" svg:height="0.9cm" svg:x="14.656cm" svg:y="26.628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6" draw:text-style-name="P11" draw:layer="layout" svg:width="2.25cm" svg:height="1.414cm" svg:x="4.712cm" svg:y="8.003cm">
          <draw:text-box>
            <text:p text:style-name="P3"><text:span text:style-name="T3">Ошибка ввода d. Повторите ввод.</text:span></text:p>
          </draw:text-box>
        </draw:frame>
        <draw:frame draw:style-name="gr37" draw:text-style-name="P11" draw:layer="layout" svg:width="2.25cm" svg:height="1.412cm" svg:x="4.712cm" svg:y="14.003cm">
          <draw:text-box>
            <text:p text:style-name="P3"><text:span text:style-name="T3">Ошибка ввода с. Повторите ввод.</text:span></text:p>
          </draw:text-box>
        </draw:frame>
        <draw:frame draw:style-name="gr38" draw:text-style-name="P11" draw:layer="layout" svg:width="2.25cm" svg:height="1.414cm" svg:x="4.712cm" svg:y="20.091cm">
          <draw:text-box>
            <text:p text:style-name="P3"><text:span text:style-name="T3">Ошибка ввода R. Повторите ввод.</text:span></text:p>
          </draw:text-box>
        </draw:frame>
        <draw:frame draw:style-name="gr39" draw:text-style-name="P11" draw:layer="layout" svg:width="2.25cm" svg:height="1.412cm" svg:x="11.229cm" svg:y="5.022cm">
          <draw:text-box>
            <text:p text:style-name="P3"><text:span text:style-name="T3">Ошибка ввода a. Повторите ввод.</text:span></text:p>
          </draw:text-box>
        </draw:frame>
        <draw:frame draw:style-name="gr40" draw:text-style-name="P11" draw:layer="layout" svg:width="2.25cm" svg:height="1.412cm" svg:x="11.229cm" svg:y="10.883cm">
          <draw:text-box>
            <text:p text:style-name="P3"><text:span text:style-name="T3">Ошибка ввода b. Повторите ввод.</text:span></text:p>
          </draw:text-box>
        </draw:frame>
        <draw:frame draw:style-name="gr41" draw:text-style-name="P11" draw:layer="layout" svg:width="2.251cm" svg:height="1.414cm" svg:x="11.317cm" svg:y="16.782cm">
          <draw:text-box>
            <text:p text:style-name="P3"><text:span text:style-name="T3">Ошибка ввода eps. Повторите ввод.</text:span></text:p>
          </draw:text-box>
        </draw:frame>
        <draw:frame draw:style-name="gr42" draw:text-style-name="P11" draw:layer="layout" svg:width="2.25cm" svg:height="1.5cm" svg:x="13.983cm" svg:y="24.723cm">
          <draw:text-box>
            <text:p text:style-name="P3"><text:span text:style-name="T3">ch=</text:span></text:p>
          </draw:text-box>
        </draw:frame>
        <draw:custom-shape draw:style-name="gr16" draw:text-style-name="P12" draw:layer="layout" svg:width="2.25cm" svg:height="1.5cm" svg:x="13.983cm" svg:y="22.722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2" draw:layer="layout" svg:width="2.25cm" svg:height="1.5cm" svg:x="13.983cm" svg:y="20.78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2" draw:layer="layout" svg:width="2.25cm" svg:height="1.5cm" svg:x="13.983cm" svg:y="24.72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3" draw:text-style-name="P11" draw:layer="layout" svg:width="2.25cm" svg:height="1.22cm" svg:x="13.983cm" svg:y="20.787cm">
          <draw:text-box>
            <text:p text:style-name="P3"><text:span text:style-name="T3">Проверка введенных данных</text:span></text:p>
          </draw:text-box>
        </draw:frame>
        <draw:frame draw:style-name="gr44" draw:text-style-name="P11" draw:layer="layout" svg:width="2.25cm" svg:height="1.5cm" svg:x="13.983cm" svg:y="22.722cm">
          <draw:text-box>
            <text:p text:style-name="P3"><text:span text:style-name="T3">ch</text:span></text:p>
          </draw:text-box>
        </draw:frame>
        <draw:custom-shape draw:style-name="gr35" draw:text-style-name="P16" draw:layer="layout" svg:width="0.752cm" svg:height="0.752cm" svg:x="12.804cm" svg:y="22.9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5" draw:text-style-name="P16" draw:layer="layout" svg:width="0.9cm" svg:height="0.902cm" svg:x="16.576cm" svg:y="26.375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45" draw:text-style-name="P17" draw:layer="layout" svg:x1="6.15cm" svg:y1="5.357cm" svg:x2="6.15cm" svg:y2="3.307cm">
          <text:p/>
        </draw:line>
        <draw:line draw:style-name="gr45" draw:text-style-name="P17" draw:layer="layout" svg:x1="5.716cm" svg:y1="3.323cm" svg:x2="6.15cm" svg:y2="3.323cm">
          <text:p/>
        </draw:line>
        <draw:line draw:style-name="gr45" draw:text-style-name="P17" draw:layer="layout" svg:x1="5.716cm" svg:y1="5.369cm" svg:x2="6.15cm" svg:y2="5.369cm">
          <text:p/>
        </draw:line>
        <draw:line draw:style-name="gr46" draw:text-style-name="P17" draw:layer="layout" svg:x1="6.15cm" svg:y1="4.454cm" svg:x2="6.584cm" svg:y2="4.454cm">
          <text:p/>
        </draw:line>
        <draw:line draw:style-name="gr45" draw:text-style-name="P17" draw:layer="layout" svg:x1="16.216cm" svg:y1="21.513cm" svg:x2="16.431cm" svg:y2="21.141cm">
          <text:p/>
        </draw:line>
        <draw:line draw:style-name="gr45" draw:text-style-name="P17" draw:layer="layout" svg:x1="16.521cm" svg:y1="20.985cm" svg:x2="16.736cm" svg:y2="20.613cm">
          <text:p/>
        </draw:line>
        <draw:line draw:style-name="gr45" draw:text-style-name="P17" draw:layer="layout" svg:x1="16.745cm" svg:y1="17.224cm" svg:x2="16.745cm" svg:y2="23.579cm">
          <text:p/>
        </draw:line>
        <draw:line draw:style-name="gr45" draw:text-style-name="P17" draw:layer="layout" svg:x1="17.181cm" svg:y1="23.578cm" svg:x2="16.747cm" svg:y2="23.578cm">
          <text:p/>
        </draw:line>
        <draw:line draw:style-name="gr45" draw:text-style-name="P17" draw:layer="layout" svg:x1="17.181cm" svg:y1="17.224cm" svg:x2="16.747cm" svg:y2="17.224cm">
          <text:p/>
        </draw:line>
        <draw:line draw:style-name="gr45" draw:text-style-name="P17" draw:layer="layout" svg:x1="6.423cm" svg:y1="4.454cm" svg:x2="6.853cm" svg:y2="4.454cm">
          <text:p/>
        </draw:line>
        <draw:line draw:style-name="gr45" draw:text-style-name="P17" draw:layer="layout" svg:x1="7.031cm" svg:y1="4.454cm" svg:x2="7.461cm" svg:y2="4.454cm">
          <text:p/>
        </draw:line>
        <draw:line draw:style-name="gr47" draw:text-style-name="P13" draw:layer="layout" svg:x1="8.585cm" svg:y1="9.503cm" svg:x2="8.585cm" svg:y2="10.003cm">
          <text:p/>
        </draw:line>
        <draw:line draw:style-name="gr48" draw:text-style-name="P13" draw:layer="layout" svg:x1="8.591cm" svg:y1="3.251cm" svg:x2="8.591cm" svg:y2="4.001cm">
          <text:p/>
        </draw:line>
        <draw:line draw:style-name="gr49" draw:text-style-name="P13" draw:layer="layout" svg:x1="8.585cm" svg:y1="5.399cm" svg:x2="8.591cm" svg:y2="6.005cm">
          <text:p/>
        </draw:line>
        <draw:line draw:style-name="gr50" draw:text-style-name="P13" draw:layer="layout" svg:x1="8.585cm" svg:y1="7.396cm" svg:x2="8.591cm" svg:y2="8.002cm">
          <text:p/>
        </draw:line>
        <draw:line draw:style-name="gr51" draw:text-style-name="P13" draw:layer="layout" svg:x1="8.587cm" svg:y1="11.503cm" svg:x2="8.591cm" svg:y2="12.035cm">
          <text:p/>
        </draw:line>
        <draw:line draw:style-name="gr52" draw:text-style-name="P13" draw:layer="layout" svg:x1="8.587cm" svg:y1="13.437cm" svg:x2="8.59cm" svg:y2="14.037cm">
          <text:p/>
        </draw:line>
        <draw:line draw:style-name="gr53" draw:text-style-name="P13" draw:layer="layout" svg:x1="8.588cm" svg:y1="15.536cm" svg:x2="8.589cm" svg:y2="16.036cm">
          <text:p/>
        </draw:line>
        <draw:line draw:style-name="gr54" draw:text-style-name="P13" draw:layer="layout" svg:x1="8.588cm" svg:y1="17.526cm" svg:x2="8.591cm" svg:y2="18.126cm">
          <text:p/>
        </draw:line>
        <draw:line draw:style-name="gr55" draw:text-style-name="P13" draw:layer="layout" svg:x1="8.588cm" svg:y1="19.526cm" svg:x2="8.591cm" svg:y2="20.126cm">
          <text:p/>
        </draw:line>
        <draw:line draw:style-name="gr56" draw:text-style-name="P13" draw:layer="layout" svg:x1="8.589cm" svg:y1="21.626cm" svg:x2="8.591cm" svg:y2="22.126cm">
          <text:p/>
        </draw:line>
        <draw:line draw:style-name="gr57" draw:text-style-name="P13" draw:layer="layout" svg:x1="15.096cm" svg:y1="6.521cm" svg:x2="15.1cm" svg:y2="7.021cm">
          <text:p/>
        </draw:line>
        <draw:line draw:style-name="gr58" draw:text-style-name="P13" draw:layer="layout" svg:x1="15.096cm" svg:y1="4.42cm" svg:x2="15.098cm" svg:y2="4.983cm">
          <text:p/>
        </draw:line>
        <draw:line draw:style-name="gr59" draw:text-style-name="P13" draw:layer="layout" svg:x1="15.096cm" svg:y1="8.521cm" svg:x2="15.1cm" svg:y2="9.091cm">
          <text:p/>
        </draw:line>
        <draw:line draw:style-name="gr60" draw:text-style-name="P13" draw:layer="layout" svg:x1="15.096cm" svg:y1="10.52cm" svg:x2="15.099cm" svg:y2="10.989cm">
          <text:p/>
        </draw:line>
        <draw:line draw:style-name="gr61" draw:text-style-name="P13" draw:layer="layout" svg:x1="15.096cm" svg:y1="12.453cm" svg:x2="15.1cm" svg:y2="12.953cm">
          <text:p/>
        </draw:line>
        <draw:line draw:style-name="gr62" draw:text-style-name="P13" draw:layer="layout" svg:x1="15.096cm" svg:y1="14.453cm" svg:x2="15.099cm" svg:y2="14.895cm">
          <text:p/>
        </draw:line>
        <draw:line draw:style-name="gr63" draw:text-style-name="P13" draw:layer="layout" svg:x1="15.096cm" svg:y1="16.302cm" svg:x2="15.099cm" svg:y2="16.829cm">
          <text:p/>
        </draw:line>
        <draw:line draw:style-name="gr64" draw:text-style-name="P13" draw:layer="layout" svg:x1="15.096cm" svg:y1="18.281cm" svg:x2="15.098cm" svg:y2="18.84cm">
          <text:p/>
        </draw:line>
        <draw:line draw:style-name="gr65" draw:text-style-name="P13" draw:layer="layout" svg:x1="15.096cm" svg:y1="20.335cm" svg:x2="15.097cm" svg:y2="20.811cm">
          <text:p/>
        </draw:line>
        <draw:line draw:style-name="gr66" draw:text-style-name="P13" draw:layer="layout" svg:x1="15.096cm" svg:y1="22.23cm" svg:x2="15.097cm" svg:y2="22.707cm">
          <text:p/>
        </draw:line>
        <draw:line draw:style-name="gr67" draw:text-style-name="P13" draw:layer="layout" svg:x1="15.096cm" svg:y1="24.22cm" svg:x2="15.097cm" svg:y2="24.72cm">
          <text:p/>
        </draw:line>
        <draw:line draw:style-name="gr68" draw:text-style-name="P13" draw:layer="layout" svg:x1="15.096cm" svg:y1="26.22cm" svg:x2="15.097cm" svg:y2="26.662cm">
          <text:p/>
        </draw:line>
        <draw:polyline draw:style-name="gr69" draw:text-style-name="P13" draw:layer="layout" svg:width="2.102cm" svg:height="1.038cm" draw:transform="skewX (0.0012217304763959) rotate (2.43805043211042) translate (6.78910815693753cm 17.5648383821131cm)" svg:viewBox="0 0 2103 1039" draw:points="0,1037 1221,0 2103,1039">
          <text:p/>
        </draw:polyline>
        <draw:polyline draw:style-name="gr70" draw:text-style-name="P13" draw:layer="layout" svg:width="2.135cm" svg:height="1.109cm" draw:transform="rotate (2.40279478122014) translate (6.71341861559036cm 23.7055315272973cm)" svg:viewBox="0 0 2136 1110" draw:points="0,1110 1196,0 2136,1031">
          <text:p/>
        </draw:polyline>
        <draw:polyline draw:style-name="gr71" draw:text-style-name="P13" draw:layer="layout" svg:width="2.075cm" svg:height="1.058cm" draw:transform="rotate (2.42705485782286) translate (13.3207102153115cm 20.3516903173224cm)" svg:viewBox="0 0 2076 1059" draw:points="0,1005 1158,0 2076,1059">
          <text:p/>
        </draw:polyline>
        <draw:polyline draw:style-name="gr72" draw:text-style-name="P13" draw:layer="layout" svg:width="2.089cm" svg:height="1.052cm" draw:transform="skewX (-0.00139626340159523) rotate (2.48482525606386) translate (13.3749895419028cm 14.4796410341548cm)" svg:viewBox="0 0 2090 1053" draw:points="0,986 1280,0 2090,1053">
          <text:p/>
        </draw:polyline>
        <draw:polyline draw:style-name="gr73" draw:text-style-name="P13" draw:layer="layout" svg:width="2.099cm" svg:height="1.036cm" draw:transform="rotate (2.43508337238203) translate (13.305907801044cm 8.58545680170738cm)" svg:viewBox="0 0 2100 1037" draw:points="0,1036 1214,0 2100,1037">
          <text:p/>
        </draw:polyline>
        <draw:polyline draw:style-name="gr74" draw:text-style-name="P13" draw:layer="layout" svg:width="1.924cm" svg:height="0.718cm" draw:transform="rotate (1.99246787407635) translate (13.3199463246989cm 25.7741419290471cm)" svg:viewBox="0 0 1925 719" draw:points="0,719 323,0 1925,718">
          <text:p/>
        </draw:polyline>
        <draw:polyline draw:style-name="gr75" draw:text-style-name="P13" draw:layer="layout" svg:width="1.199cm" svg:height="0.595cm" draw:transform="rotate (-0.844913890891482) translate (16.6772070186994cm 25.0816910650968cm)" svg:viewBox="0 0 1200 596" draw:points="0,595 528,0 1200,596">
          <text:p/>
        </draw:polyline>
        <draw:polyline draw:style-name="gr76" draw:text-style-name="P13" draw:layer="layout" svg:width="2.097cm" svg:height="1.032cm" draw:transform="skewX (-0.00122173047639586) rotate (2.4432864198664) translate (6.79766155853572cm 11.5540283059314cm)" svg:viewBox="0 0 2098 1033" draw:points="0,1033 1232,0 2098,1032">
          <text:p/>
        </draw:polyline>
        <draw:polyline draw:style-name="gr77" draw:text-style-name="P13" draw:layer="layout" svg:width="21.414cm" svg:height="6.498cm" draw:transform="rotate (-1.57079632679579) translate (15.0929444444444cm 2.59987499996978cm)" svg:viewBox="0 0 21415 6499" draw:points="21031,6499 21415,6499 21415,4617 0,4617 0,0 419,0">
          <text:p/>
        </draw:polyline>
        <draw:frame draw:style-name="gr78" draw:text-style-name="P19" draw:layer="layout" svg:width="3.421cm" svg:height="2.109cm" svg:x="2.729cm" svg:y="3.249cm">
          <draw:text-box>
            <text:p text:style-name="P18"><text:span text:style-name="T5">Программа находит интеграл функции</text:span></text:p>
            <text:p text:style-name="P18"><text:span text:style-name="T5"><text:s/></text:span><text:span text:style-name="T5">Y =...(формула 1.2) на интервале [a,b] с точностью eps </text:span></text:p>
          </draw:text-box>
        </draw:frame>
        <draw:polyline draw:style-name="gr79" draw:text-style-name="P13" draw:layer="layout" svg:width="2.326cm" svg:height="2.741cm" draw:transform="rotate (1.5707963267946) translate (5.85284722222222cm 14.034119949495cm)" svg:viewBox="0 0 2327 2742" draw:points="0,0 2327,0 2327,2742">
          <text:p/>
        </draw:polyline>
        <draw:polyline draw:style-name="gr79" draw:text-style-name="P13" draw:layer="layout" svg:width="2.383cm" svg:height="2.741cm" draw:transform="rotate (1.5707963267946) translate (5.85284722222222cm 20.0896182382889cm)" svg:viewBox="0 0 2384 2742" draw:points="0,0 2384,0 2384,2742">
          <text:p/>
        </draw:polyline>
        <draw:polyline draw:style-name="gr80" draw:text-style-name="P13" draw:layer="layout" svg:width="2.233cm" svg:height="2.645cm" draw:transform="rotate (1.5707963267946) translate (12.4462638888888cm 16.7838233194009cm)" svg:viewBox="0 0 2234 2646" draw:points="0,0 2234,0 2234,2646">
          <text:p/>
        </draw:polyline>
        <draw:polyline draw:style-name="gr81" draw:text-style-name="P13" draw:layer="layout" svg:width="2.233cm" svg:height="2.729cm" draw:transform="rotate (1.5707963267946) translate (12.3615972222223cm 10.9529344305121cm)" svg:viewBox="0 0 2234 2730" draw:points="0,0 2234,0 2234,2730">
          <text:p/>
        </draw:polyline>
        <draw:line draw:style-name="gr82" draw:text-style-name="P13" draw:layer="layout" svg:x1="12.383cm" svg:y1="5.022cm" svg:x2="12.383cm" svg:y2="2.599cm">
          <text:p/>
        </draw:line>
        <draw:frame draw:style-name="gr83" draw:text-style-name="P4" draw:layer="layout" svg:width="0.218cm" svg:height="0.65cm" svg:x="7.832cm" svg:y="2cm">
          <draw:text-box>
            <text:p><text:span text:style-name="T1">1</text:span></text:p>
          </draw:text-box>
        </draw:frame>
        <draw:frame draw:style-name="gr84" draw:text-style-name="P4" draw:layer="layout" svg:width="0.218cm" svg:height="0.645cm" svg:x="7.832cm" svg:y="2.005cm">
          <draw:text-box>
            <text:p><text:span text:style-name="T1">1</text:span></text:p>
          </draw:text-box>
        </draw:frame>
        <draw:frame draw:style-name="gr84" draw:text-style-name="P4" draw:layer="layout" svg:width="0.218cm" svg:height="0.645cm" svg:x="7.832cm" svg:y="3.497cm">
          <draw:text-box>
            <text:p><text:span text:style-name="T1">2</text:span></text:p>
          </draw:text-box>
        </draw:frame>
        <draw:frame draw:style-name="gr84" draw:text-style-name="P4" draw:layer="layout" svg:width="0.218cm" svg:height="0.645cm" svg:x="7.832cm" svg:y="5.487cm">
          <draw:text-box>
            <text:p><text:span text:style-name="T1">3</text:span></text:p>
          </draw:text-box>
        </draw:frame>
        <draw:frame draw:style-name="gr84" draw:text-style-name="P4" draw:layer="layout" svg:width="0.218cm" svg:height="0.645cm" svg:x="7.984cm" svg:y="7.487cm">
          <draw:text-box>
            <text:p><text:span text:style-name="T1">4</text:span></text:p>
          </draw:text-box>
        </draw:frame>
        <draw:frame draw:style-name="gr84" draw:text-style-name="P4" draw:layer="layout" svg:width="0.218cm" svg:height="0.645cm" svg:x="7.945cm" svg:y="9.84cm">
          <draw:text-box>
            <text:p><text:span text:style-name="T1">6</text:span></text:p>
          </draw:text-box>
        </draw:frame>
        <draw:frame draw:style-name="gr84" draw:text-style-name="P4" draw:layer="layout" svg:width="0.218cm" svg:height="0.645cm" svg:x="7.705cm" svg:y="11.558cm">
          <draw:text-box>
            <text:p><text:span text:style-name="T1">7</text:span></text:p>
          </draw:text-box>
        </draw:frame>
        <draw:frame draw:style-name="gr84" draw:text-style-name="P4" draw:layer="layout" svg:width="0.218cm" svg:height="0.645cm" svg:x="8.059cm" svg:y="13.532cm">
          <draw:text-box>
            <text:p><text:span text:style-name="T1">8</text:span></text:p>
          </draw:text-box>
        </draw:frame>
        <draw:frame draw:style-name="gr85" draw:text-style-name="P4" draw:layer="layout" svg:width="0.891cm" svg:height="0.645cm" svg:x="7.586cm" svg:y="15.924cm">
          <draw:text-box>
            <text:p><text:span text:style-name="T1">10</text:span></text:p>
          </draw:text-box>
        </draw:frame>
        <draw:frame draw:style-name="gr84" draw:text-style-name="P4" draw:layer="layout" svg:width="0.218cm" svg:height="0.645cm" svg:x="4.997cm" svg:y="7.508cm">
          <draw:text-box>
            <text:p><text:span text:style-name="T1">5</text:span></text:p>
          </draw:text-box>
        </draw:frame>
        <draw:frame draw:style-name="gr84" draw:text-style-name="P4" draw:layer="layout" svg:width="0.218cm" svg:height="0.645cm" svg:x="4.983cm" svg:y="13.519cm">
          <draw:text-box>
            <text:p><text:span text:style-name="T1">9</text:span></text:p>
          </draw:text-box>
        </draw:frame>
        <draw:frame draw:style-name="gr85" draw:text-style-name="P4" draw:layer="layout" svg:width="0.891cm" svg:height="0.645cm" svg:x="13.818cm" svg:y="20.28cm">
          <draw:text-box>
            <text:p><text:span text:style-name="T1">27</text:span></text:p>
          </draw:text-box>
        </draw:frame>
        <draw:frame draw:style-name="gr85" draw:text-style-name="P4" draw:layer="layout" svg:width="0.891cm" svg:height="0.645cm" svg:x="14.321cm" svg:y="22.205cm">
          <draw:text-box>
            <text:p><text:span text:style-name="T1">28</text:span></text:p>
          </draw:text-box>
        </draw:frame>
        <draw:frame draw:style-name="gr85" draw:text-style-name="P4" draw:layer="layout" svg:width="0.891cm" svg:height="0.645cm" svg:x="14.148cm" svg:y="24.568cm">
          <draw:text-box>
            <text:p><text:span text:style-name="T1">29</text:span></text:p>
          </draw:text-box>
        </draw:frame>
        <draw:frame draw:style-name="gr85" draw:text-style-name="P4" draw:layer="layout" svg:width="0.891cm" svg:height="0.645cm" svg:x="13.952cm" svg:y="2.513cm">
          <draw:text-box>
            <text:p><text:span text:style-name="T1">15</text:span></text:p>
          </draw:text-box>
        </draw:frame>
        <draw:frame draw:style-name="gr85" draw:text-style-name="P4" draw:layer="layout" svg:width="0.891cm" svg:height="0.645cm" svg:x="14.309cm" svg:y="4.499cm">
          <draw:text-box>
            <text:p><text:span text:style-name="T1">16</text:span></text:p>
          </draw:text-box>
        </draw:frame>
        <draw:frame draw:style-name="gr85" draw:text-style-name="P4" draw:layer="layout" svg:width="0.891cm" svg:height="0.645cm" svg:x="11.197cm" svg:y="4.453cm">
          <draw:text-box>
            <text:p><text:span text:style-name="T1">17</text:span></text:p>
          </draw:text-box>
        </draw:frame>
        <draw:frame draw:style-name="gr85" draw:text-style-name="P4" draw:layer="layout" svg:width="0.891cm" svg:height="0.645cm" svg:x="14.185cm" svg:y="6.801cm">
          <draw:text-box>
            <text:p><text:span text:style-name="T1">18</text:span></text:p>
          </draw:text-box>
        </draw:frame>
        <draw:frame draw:style-name="gr85" draw:text-style-name="P4" draw:layer="layout" svg:width="0.891cm" svg:height="0.645cm" svg:x="13.952cm" svg:y="8.501cm">
          <draw:text-box>
            <text:p><text:span text:style-name="T1">19</text:span></text:p>
          </draw:text-box>
        </draw:frame>
        <draw:frame draw:style-name="gr85" draw:text-style-name="P4" draw:layer="layout" svg:width="0.891cm" svg:height="0.645cm" svg:x="14.309cm" svg:y="10.487cm">
          <draw:text-box>
            <text:p><text:span text:style-name="T1">20</text:span></text:p>
          </draw:text-box>
        </draw:frame>
        <draw:frame draw:style-name="gr85" draw:text-style-name="P4" draw:layer="layout" svg:width="0.891cm" svg:height="0.645cm" svg:x="11.197cm" svg:y="10.441cm">
          <draw:text-box>
            <text:p><text:span text:style-name="T1">21</text:span></text:p>
          </draw:text-box>
        </draw:frame>
        <draw:frame draw:style-name="gr85" draw:text-style-name="P4" draw:layer="layout" svg:width="0.891cm" svg:height="0.645cm" svg:x="14.185cm" svg:y="12.789cm">
          <draw:text-box>
            <text:p><text:span text:style-name="T1">22</text:span></text:p>
          </draw:text-box>
        </draw:frame>
        <draw:frame draw:style-name="gr85" draw:text-style-name="P4" draw:layer="layout" svg:width="0.891cm" svg:height="0.645cm" svg:x="13.952cm" svg:y="14.329cm">
          <draw:text-box>
            <text:p><text:span text:style-name="T1">23</text:span></text:p>
          </draw:text-box>
        </draw:frame>
        <draw:frame draw:style-name="gr85" draw:text-style-name="P4" draw:layer="layout" svg:width="0.891cm" svg:height="0.645cm" svg:x="14.309cm" svg:y="16.315cm">
          <draw:text-box>
            <text:p><text:span text:style-name="T1">24</text:span></text:p>
          </draw:text-box>
        </draw:frame>
        <draw:frame draw:style-name="gr85" draw:text-style-name="P4" draw:layer="layout" svg:width="0.891cm" svg:height="0.645cm" svg:x="11.197cm" svg:y="16.269cm">
          <draw:text-box>
            <text:p><text:span text:style-name="T1">25</text:span></text:p>
          </draw:text-box>
        </draw:frame>
        <draw:frame draw:style-name="gr85" draw:text-style-name="P4" draw:layer="layout" svg:width="0.891cm" svg:height="0.645cm" svg:x="14.185cm" svg:y="18.617cm">
          <draw:text-box>
            <text:p><text:span text:style-name="T1">26</text:span></text:p>
          </draw:text-box>
        </draw:frame>
        <draw:frame draw:style-name="gr85" draw:text-style-name="P4" draw:layer="layout" svg:width="0.866cm" svg:height="0.645cm" svg:x="7.385cm" svg:y="17.663cm">
          <draw:text-box>
            <text:p><text:span text:style-name="T1">11</text:span></text:p>
          </draw:text-box>
        </draw:frame>
        <draw:frame draw:style-name="gr85" draw:text-style-name="P4" draw:layer="layout" svg:width="0.891cm" svg:height="0.645cm" svg:x="7.729cm" svg:y="19.649cm">
          <draw:text-box>
            <text:p><text:span text:style-name="T1">12</text:span></text:p>
          </draw:text-box>
        </draw:frame>
        <draw:frame draw:style-name="gr85" draw:text-style-name="P4" draw:layer="layout" svg:width="0.891cm" svg:height="0.645cm" svg:x="4.618cm" svg:y="19.603cm">
          <draw:text-box>
            <text:p><text:span text:style-name="T1">13</text:span></text:p>
          </draw:text-box>
        </draw:frame>
        <draw:frame draw:style-name="gr85" draw:text-style-name="P4" draw:layer="layout" svg:width="0.891cm" svg:height="0.645cm" svg:x="7.608cm" svg:y="21.951cm">
          <draw:text-box>
            <text:p><text:span text:style-name="T1">14</text:span></text:p>
          </draw:text-box>
        </draw:frame>
        <draw:frame draw:style-name="gr78" draw:text-style-name="P21" draw:layer="layout" svg:width="3.072cm" svg:height="6.268cm" svg:x="16.928cm" svg:y="17.224cm">
          <draw:text-box>
            <text:p text:style-name="P20"><text:span text:style-name="T6">Вывод на экран границ и шага изме-нения параметра и точности. Запрос пользователя о кор-ректности данных, варианты предпола-гаемого ответа пользователя (запи-сан в переменной ch): «y» - продол-жить работу, «a» - завершить про-грамму, «r» - повто-рить ввод.</text:span></text:p>
          </draw:text-box>
        </draw:frame>
        <draw:line draw:style-name="gr48" draw:text-style-name="P13" draw:layer="layout" svg:x1="11.633cm" svg:y1="2.599cm" svg:x2="12.383cm" svg:y2="2.599cm">
          <text:p/>
        </draw:line>
        <draw:line draw:style-name="gr52" draw:text-style-name="P13" draw:layer="layout" svg:x1="10.469cm" svg:y1="13.622cm" svg:x2="10.464cm" svg:y2="12.788cm">
          <text:p/>
        </draw:line>
        <draw:frame draw:style-name="gr85" draw:text-style-name="P4" draw:layer="layout" svg:width="0.697cm" svg:height="0.645cm" svg:x="12.87cm" svg:y="22.916cm">
          <draw:text-box>
            <text:p><text:span text:style-name="T1">3</text:span></text:p>
          </draw:text-box>
        </draw:frame>
        <draw:frame draw:style-name="gr85" draw:text-style-name="P4" draw:layer="layout" svg:width="0.891cm" svg:height="0.645cm" svg:x="14.654cm" svg:y="26.715cm">
          <draw:text-box>
            <text:p><text:span text:style-name="T1">30</text:span></text:p>
          </draw:text-box>
        </draw:frame>
        <draw:frame draw:style-name="gr85" draw:text-style-name="P4" draw:layer="layout" svg:width="0.866cm" svg:height="0.645cm" svg:x="14.666cm" svg:y="26.391cm">
          <draw:text-box>
            <text:p><text:span text:style-name="T1">11</text:span></text:p>
          </draw:text-box>
        </draw:frame>
        <draw:frame draw:style-name="gr85" draw:text-style-name="P4" draw:layer="layout" svg:width="0.891cm" svg:height="0.645cm" svg:x="16.586cm" svg:y="26.532cm">
          <draw:text-box>
            <text:p><text:span text:style-name="T1">47</text:span></text:p>
          </draw:text-box>
        </draw:frame>
        <draw:frame draw:style-name="gr85" draw:text-style-name="P4" draw:layer="layout" svg:width="0.866cm" svg:height="0.645cm" svg:x="16.598cm" svg:y="26.207cm">
          <draw:text-box>
            <text:p><text:span text:style-name="T1">11</text:span></text:p>
          </draw:text-box>
        </draw:frame>
        <draw:frame draw:style-name="gr85" draw:text-style-name="P4" draw:layer="layout" svg:width="0.315cm" svg:height="0.645cm" svg:x="15.291cm" svg:y="25.853cm">
          <draw:text-box draw:corner-radius="4.847cm">
            <text:p><text:span text:style-name="T1">'y'</text:span></text:p>
          </draw:text-box>
        </draw:frame>
        <draw:frame draw:style-name="gr85" draw:text-style-name="P4" draw:layer="layout" svg:width="0.315cm" svg:height="0.645cm" svg:x="16.218cm" svg:y="24.831cm">
          <draw:text-box draw:corner-radius="4.847cm">
            <text:p><text:span text:style-name="T1">'a'</text:span></text:p>
          </draw:text-box>
        </draw:frame>
        <draw:frame draw:style-name="gr85" draw:text-style-name="P4" draw:layer="layout" svg:width="0.29cm" svg:height="0.645cm" svg:x="13.706cm" svg:y="24.835cm">
          <draw:text-box draw:corner-radius="4.847cm">
            <text:p><text:span text:style-name="T1">'r'</text:span></text:p>
          </draw:text-box>
        </draw:frame>
        <draw:frame draw:style-name="gr86" draw:text-style-name="P4" draw:layer="layout" svg:width="0.438cm" svg:height="1.039cm" svg:x="8.675cm" svg:y="11.377cm">
          <draw:text-box>
            <text:p><text:span text:style-name="T1">да</text:span></text:p>
          </draw:text-box>
        </draw:frame>
        <draw:frame draw:style-name="gr86" draw:text-style-name="P4" draw:layer="layout" svg:width="0.572cm" svg:height="1.433cm" svg:x="6.89cm" svg:y="10.322cm">
          <draw:text-box>
            <text:p><text:span text:style-name="T1">нет</text:span></text:p>
          </draw:text-box>
        </draw:frame>
        <draw:frame draw:style-name="gr86" draw:text-style-name="P4" draw:layer="layout" svg:width="0.438cm" svg:height="1.039cm" svg:x="8.638cm" svg:y="17.372cm">
          <draw:text-box>
            <text:p><text:span text:style-name="T1">да</text:span></text:p>
          </draw:text-box>
        </draw:frame>
        <draw:frame draw:style-name="gr86" draw:text-style-name="P4" draw:layer="layout" svg:width="0.572cm" svg:height="1.433cm" svg:x="6.853cm" svg:y="16.318cm">
          <draw:text-box>
            <text:p><text:span text:style-name="T1">нет</text:span></text:p>
          </draw:text-box>
        </draw:frame>
        <draw:frame draw:style-name="gr86" draw:text-style-name="P4" draw:layer="layout" svg:width="0.438cm" svg:height="1.039cm" svg:x="8.712cm" svg:y="23.467cm">
          <draw:text-box>
            <text:p><text:span text:style-name="T1">да</text:span></text:p>
          </draw:text-box>
        </draw:frame>
        <draw:frame draw:style-name="gr86" draw:text-style-name="P4" draw:layer="layout" svg:width="0.572cm" svg:height="1.433cm" svg:x="6.927cm" svg:y="22.412cm">
          <draw:text-box>
            <text:p><text:span text:style-name="T1">нет</text:span></text:p>
          </draw:text-box>
        </draw:frame>
        <draw:frame draw:style-name="gr86" draw:text-style-name="P4" draw:layer="layout" svg:width="0.438cm" svg:height="1.039cm" svg:x="15.166cm" svg:y="8.424cm">
          <draw:text-box>
            <text:p><text:span text:style-name="T1">да</text:span></text:p>
          </draw:text-box>
        </draw:frame>
        <draw:frame draw:style-name="gr86" draw:text-style-name="P4" draw:layer="layout" svg:width="0.572cm" svg:height="1.433cm" svg:x="13.381cm" svg:y="7.369cm">
          <draw:text-box>
            <text:p><text:span text:style-name="T1">нет</text:span></text:p>
          </draw:text-box>
        </draw:frame>
        <draw:frame draw:style-name="gr86" draw:text-style-name="P4" draw:layer="layout" svg:width="0.438cm" svg:height="1.039cm" svg:x="15.242cm" svg:y="20.228cm">
          <draw:text-box>
            <text:p><text:span text:style-name="T1">да</text:span></text:p>
          </draw:text-box>
        </draw:frame>
        <draw:frame draw:style-name="gr86" draw:text-style-name="P4" draw:layer="layout" svg:width="0.572cm" svg:height="1.433cm" svg:x="13.457cm" svg:y="19.173cm">
          <draw:text-box>
            <text:p><text:span text:style-name="T1">нет</text:span></text:p>
          </draw:text-box>
        </draw:frame>
        <draw:frame draw:style-name="gr86" draw:text-style-name="P4" draw:layer="layout" svg:width="0.438cm" svg:height="1.039cm" svg:x="15.242cm" svg:y="14.27cm">
          <draw:text-box>
            <text:p><text:span text:style-name="T1">да</text:span></text:p>
          </draw:text-box>
        </draw:frame>
        <draw:frame draw:style-name="gr86" draw:text-style-name="P4" draw:layer="layout" svg:width="0.572cm" svg:height="1.433cm" svg:x="13.457cm" svg:y="13.215cm">
          <draw:text-box>
            <text:p><text:span text:style-name="T1">нет</text:span></text:p>
          </draw:text-box>
        </draw:frame>
      </draw:page>
      <draw:page draw:name="page3" draw:style-name="dp1" draw:master-page-name="Обычный">
        <draw:custom-shape draw:style-name="standard" draw:text-style-name="P4" xml:id="id19" draw:id="id19" draw:layer="layout" svg:width="2.25cm" svg:height="0.75cm" svg:x="9cm" svg:y="5.104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20" draw:id="id20" draw:layer="layout" svg:width="2.25cm" svg:height="1.5cm" svg:x="9cm" svg:y="6.354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26" draw:id="id26" draw:layer="layout" svg:width="2.25cm" svg:height="0.75cm" svg:x="9cm" svg:y="22.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25" draw:id="id25" draw:layer="layout" svg:width="2.25cm" svg:height="1.5cm" svg:x="9cm" svg:y="20.5cm">
          <text:p text:style-name="P5">Выполнение программы прерва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5.854cm" svg:x2="10.125cm" svg:y2="6.354cm" draw:start-shape="id19" draw:start-glue-point="6" draw:end-shape="id20" draw:end-glue-point="4" svg:d="m10125 5854v500">
          <text:p/>
        </draw:connector>
        <draw:connector draw:style-name="Соединение" draw:layer="layout" svg:x1="10.125cm" svg:y1="7.766cm" svg:x2="10.125cm" svg:y2="8.351cm" draw:start-shape="id20" draw:start-glue-point="6" draw:end-shape="id21" draw:end-glue-point="4" svg:d="m10125 7766v585">
          <text:p/>
        </draw:connector>
        <draw:connector draw:style-name="Соединение" draw:layer="layout" svg:x1="10.125cm" svg:y1="9.763cm" svg:x2="10.125cm" svg:y2="10.331cm" draw:start-shape="id21" draw:start-glue-point="6" draw:end-shape="id22" draw:end-glue-point="5" svg:d="m10125 9763v568">
          <text:p/>
        </draw:connector>
        <draw:frame draw:style-name="Номерки" draw:layer="layout" svg:width="0.194cm" svg:height="0.386cm" svg:x="9.335cm" svg:y="4.819cm">
          <draw:text-box>
            <text:p>1</text:p>
          </draw:text-box>
        </draw:frame>
        <draw:frame draw:style-name="Номерки" draw:layer="layout" svg:width="0.194cm" svg:height="0.386cm" svg:x="9.285cm" svg:y="6.057cm">
          <draw:text-box>
            <text:p>2</text:p>
          </draw:text-box>
        </draw:frame>
        <draw:frame draw:style-name="gr5" draw:text-style-name="P8" draw:layer="layout" svg:width="4cm" svg:height="1.654cm" svg:x="3.5cm" svg:y="4.2cm">
          <draw:text-box>
            <text:p text:style-name="P8">Программа находит самую часто встречающуюся букву в тексте в заданном файле</text:p>
          </draw:text-box>
        </draw:frame>
        <draw:polyline draw:style-name="gr6" xml:id="id23" draw:id="id23" draw:layer="layout" svg:width="0.599cm" svg:height="1.653cm" svg:x="7.076cm" svg:y="4.2cm" svg:viewBox="0 0 600 1654" draw:points="0,0 600,0 600,1654 0,1654">
          <text:p/>
        </draw:polyline>
        <draw:connector draw:style-name="gr8" draw:layer="layout" draw:type="line" svg:x1="7.676cm" svg:y1="5.027cm" svg:x2="9cm" svg:y2="7.104cm" draw:start-shape="id23" draw:start-glue-point="1" draw:end-shape="id20" draw:end-glue-point="5" svg:d="m7676 5027 1324 2077">
          <text:p/>
        </draw:connector>
        <draw:connector draw:style-name="Соединение" draw:layer="layout" svg:x1="10.125cm" svg:y1="20cm" svg:x2="10.125cm" svg:y2="20.5cm" draw:start-shape="id24" draw:start-glue-point="2" draw:end-shape="id25" draw:end-glue-point="4" svg:d="m10125 20000v500">
          <text:p/>
        </draw:connector>
        <draw:frame draw:style-name="Номерки" draw:layer="layout" svg:width="0.194cm" svg:height="0.386cm" svg:x="9.256cm" svg:y="8.048cm">
          <draw:text-box>
            <text:p>3</text:p>
          </draw:text-box>
        </draw:frame>
        <draw:connector draw:style-name="Соединение" draw:layer="layout" svg:x1="10.125cm" svg:y1="21.912cm" svg:x2="10.125cm" svg:y2="22.5cm" draw:start-shape="id25" draw:start-glue-point="6" draw:end-shape="id26" draw:end-glue-point="4" svg:d="m10125 21912v588">
          <text:p/>
        </draw:connector>
        <draw:frame draw:style-name="gr3" draw:layer="layout" svg:width="0.28cm" svg:height="0.386cm" svg:x="9.334cm" svg:y="22.535cm">
          <draw:text-box>
            <text:p>11</text:p>
          </draw:text-box>
        </draw:frame>
        <draw:polyline draw:style-name="gr6" xml:id="id27" draw:id="id27" draw:layer="layout" svg:width="0.599cm" svg:height="8.465cm" draw:transform="rotate (3.1415926535892) translate (13.3220000002514cm 9.998cm)" svg:viewBox="0 0 600 8466" draw:points="0,0 600,0 600,8466 0,8466">
          <text:p/>
        </draw:polyline>
        <draw:connector draw:style-name="gr8" draw:layer="layout" draw:type="line" svg:x1="11.25cm" svg:y1="5.479cm" svg:x2="12.722cm" svg:y2="5.765cm" draw:start-shape="id19" draw:start-glue-point="7" draw:end-shape="id27" draw:end-glue-point="3" svg:d="m11250 5479 1472 286">
          <text:p/>
        </draw:connector>
        <draw:frame draw:style-name="gr9" draw:text-style-name="P9" draw:layer="layout" svg:width="7cm" svg:height="8.471cm" svg:x="12.892cm" svg:y="1.71cm">
          <draw:text-box>
            <text:p text:style-name="P9">Обобщенный алгоритм поиска самой часто встречающихся букв в файле.</text:p>
            <text:p text:style-name="P9">Alpabet - строка символов, которые программа будет определять как буквы;</text:p>
            <text:p text:style-name="P9">HighCode - максимальное значения кода символа в кодировке. </text:p>
            <text:p text:style-name="P9">Используемые структуры данных:</text:p>
            <text:p text:style-name="P9">fin - файл с анализируемым текстом</text:p>
            <text:p text:style-name="P9">fout <text:s/>- текстовый файл - файл для вывода результата;</text:p>
            <text:p text:style-name="P9">log - отслеживает состояние работы программы (требуется ли её завершение или нет).</text:p>
            <text:p text:style-name="P9">CharsFq - массив частот символов текста, записанного в fin;</text:p>
            <text:p text:style-name="P9">MostFqChars - наиболее часто встречающиеся буквы;</text:p>
            <text:p text:style-name="P9">HighestFq - частота наиболее часто встречающейся буквы;</text:p>
            <text:p text:style-name="P9">MostFqCount - количество букв с наивысшей частотой;</text:p>
            <text:p text:style-name="P9"/>
          </draw:text-box>
        </draw:frame>
        <draw:custom-shape draw:style-name="gr11" draw:text-style-name="P1" xml:id="id22" draw:id="id22" draw:layer="layout" svg:width="2.25cm" svg:height="1.5cm" svg:x="9cm" svg:y="10.331cm">
          <text:p text:style-name="P1">f&gt;&gt;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4" xml:id="id21" draw:id="id21" draw:layer="layout" svg:width="2.25cm" svg:height="1.5cm" svg:x="9cm" svg:y="8.351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13.73cm" svg:x2="10.125cm" svg:y2="14.321cm" draw:start-shape="id28" draw:start-glue-point="6" svg:d="m10125 13730v591">
          <text:p/>
        </draw:connector>
        <draw:frame draw:style-name="Номерки" draw:layer="layout" svg:width="0.194cm" svg:height="0.386cm" svg:x="9.256cm" svg:y="12.015cm">
          <draw:text-box>
            <text:p>3</text:p>
          </draw:text-box>
        </draw:frame>
        <draw:custom-shape draw:style-name="gr11" draw:text-style-name="P1" xml:id="id29" draw:id="id29" draw:layer="layout" svg:width="2.25cm" svg:height="1.702cm" svg:x="9cm" svg:y="14.298cm">
          <text:p text:style-name="P1">f&gt;&gt;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4" xml:id="id28" draw:id="id28" draw:layer="layout" svg:width="2.25cm" svg:height="1.5cm" svg:x="9cm" svg:y="12.318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7" draw:text-style-name="P2" xml:id="id30" draw:id="id30" draw:layer="layout" svg:width="2.25cm" svg:height="1.5cm" svg:x="9cm" svg:y="16.5cm">
          <text:p text:style-name="P1"><text:span text:style-name="T1">GetFiles=log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24" draw:id="id24" draw:layer="layout" svg:width="2.25cm" svg:height="1.5cm" svg:x="9cm" svg:y="18.5cm">
          <text:p text:style-name="P1"><text:span text:style-name="T1">GetFiles=log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10.125cm" svg:y1="16cm" svg:x2="10.125cm" svg:y2="16.5cm" draw:start-shape="id29" draw:start-glue-point="8" draw:end-shape="id30" draw:end-glue-point="0" svg:d="m10125 16000v500">
          <text:p/>
        </draw:connector>
        <draw:connector draw:style-name="Соединение" draw:layer="layout" svg:x1="10.125cm" svg:y1="18cm" svg:x2="10.125cm" svg:y2="18.5cm" draw:start-shape="id30" draw:start-glue-point="2" draw:end-shape="id24" draw:end-glue-point="0" svg:d="m10125 18000v500">
          <text:p/>
        </draw:connector>
        <draw:connector draw:style-name="Соединение" draw:layer="layout" svg:x1="10.125cm" svg:y1="11.831cm" svg:x2="10.125cm" svg:y2="12.318cm" draw:start-shape="id22" draw:start-glue-point="8" draw:end-shape="id28" svg:d="m10125 11831v487">
          <text:p/>
        </draw:connector>
      </draw:page>
      <draw:page draw:name="page4" draw:style-name="dp1" draw:master-page-name="Обычный">
        <draw:custom-shape draw:style-name="standard" draw:text-style-name="P4" xml:id="id31" draw:id="id31" draw:layer="layout" svg:width="2.25cm" svg:height="0.75cm" svg:x="3.25cm" svg:y="1.273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32" draw:id="id32" draw:layer="layout" svg:width="2.25cm" svg:height="1.5cm" svg:x="3.25cm" svg:y="2.523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4.375cm" svg:y1="2.023cm" svg:x2="4.375cm" svg:y2="2.523cm" draw:start-shape="id31" draw:start-glue-point="6" draw:end-shape="id32" draw:end-glue-point="4" svg:d="m4375 2023v500">
          <text:p/>
        </draw:connector>
        <draw:connector draw:style-name="Соединение" draw:layer="layout" svg:x1="4.375cm" svg:y1="3.935cm" svg:x2="4.375cm" svg:y2="4.52cm" draw:start-shape="id32" draw:start-glue-point="6" draw:end-shape="id33" draw:end-glue-point="4" svg:d="m4375 3935v585">
          <text:p/>
        </draw:connector>
        <draw:connector draw:style-name="Соединение" draw:layer="layout" svg:x1="4.375cm" svg:y1="5.932cm" svg:x2="4.375cm" svg:y2="6.5cm" draw:start-shape="id33" draw:start-glue-point="6" draw:end-shape="id34" draw:end-glue-point="5" svg:d="m4375 5932v568">
          <text:p/>
        </draw:connector>
        <draw:frame draw:style-name="Номерки" draw:layer="layout" svg:width="0.194cm" svg:height="0.386cm" svg:x="3.585cm" svg:y="0.988cm">
          <draw:text-box>
            <text:p>1</text:p>
          </draw:text-box>
        </draw:frame>
        <draw:frame draw:style-name="Номерки" draw:layer="layout" svg:width="0.194cm" svg:height="0.386cm" svg:x="3.535cm" svg:y="2.226cm">
          <draw:text-box>
            <text:p>2</text:p>
          </draw:text-box>
        </draw:frame>
        <draw:frame draw:style-name="Номерки" draw:layer="layout" svg:width="0.194cm" svg:height="0.386cm" svg:x="3.506cm" svg:y="4.217cm">
          <draw:text-box>
            <text:p>3</text:p>
          </draw:text-box>
        </draw:frame>
        <draw:custom-shape draw:style-name="gr11" draw:text-style-name="P1" xml:id="id34" draw:id="id34" draw:layer="layout" svg:width="2.25cm" svg:height="1.5cm" svg:x="3.25cm" svg:y="6.5cm">
          <text:p text:style-name="P1">f&gt;&gt;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4" xml:id="id33" draw:id="id33" draw:layer="layout" svg:width="2.25cm" svg:height="1.5cm" svg:x="3.25cm" svg:y="4.52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8" draw:text-style-name="P22" draw:layer="layout" svg:width="2.25cm" svg:height="1.5cm" svg:x="3.25cm" svg:y="8.5cm">
          <text:p text:style-name="P10"><text:span text:style-name="T2">Конец файла f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11.715cm" svg:x2="4.375cm" svg:y2="12.283cm" draw:start-shape="id35" draw:start-glue-point="6" draw:end-shape="id36" draw:end-glue-point="5" svg:d="m4375 11715v568">
          <text:p/>
        </draw:connector>
        <draw:frame draw:style-name="Номерки" draw:layer="layout" svg:width="0.194cm" svg:height="0.386cm" svg:x="3.506cm" svg:y="10cm">
          <draw:text-box>
            <text:p>3</text:p>
          </draw:text-box>
        </draw:frame>
        <draw:custom-shape draw:style-name="gr11" draw:text-style-name="P1" xml:id="id36" draw:id="id36" draw:layer="layout" svg:width="2.25cm" svg:height="1.5cm" svg:x="3.25cm" svg:y="12.283cm">
          <text:p text:style-name="P1">f&gt;&gt;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4" xml:id="id35" draw:id="id35" draw:layer="layout" svg:width="2.25cm" svg:height="1.5cm" svg:x="3.25cm" svg:y="10.303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8" draw:text-style-name="P22" draw:layer="layout" svg:width="2.25cm" svg:height="1.5cm" svg:x="3.25cm" svg:y="14.217cm">
          <text:p text:style-name="P10"><text:span text:style-name="T2">Конец файла f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17.432cm" svg:x2="4.375cm" svg:y2="18cm" draw:start-shape="id37" draw:start-glue-point="6" draw:end-shape="id38" draw:end-glue-point="5" svg:d="m4375 17432v568">
          <text:p/>
        </draw:connector>
        <draw:frame draw:style-name="Номерки" draw:layer="layout" svg:width="0.194cm" svg:height="0.386cm" svg:x="3.506cm" svg:y="15.717cm">
          <draw:text-box>
            <text:p>3</text:p>
          </draw:text-box>
        </draw:frame>
        <draw:custom-shape draw:style-name="gr11" draw:text-style-name="P1" xml:id="id38" draw:id="id38" draw:layer="layout" svg:width="2.25cm" svg:height="1.5cm" svg:x="3.25cm" svg:y="18cm">
          <text:p text:style-name="P1">f&gt;&gt;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4" xml:id="id37" draw:id="id37" draw:layer="layout" svg:width="2.25cm" svg:height="1.5cm" svg:x="3.25cm" svg:y="16.02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8" draw:text-style-name="P22" draw:layer="layout" svg:width="2.25cm" svg:height="1.5cm" svg:x="3.25cm" svg:y="20cm">
          <text:p text:style-name="P10"><text:span text:style-name="T2">Конец файла f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draw:layer="layout" svg:width="2.25cm" svg:height="1.5cm" svg:x="3.25cm" svg:y="23.783cm">
          <text:p text:style-name="P1">f&gt;&gt;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4" draw:layer="layout" svg:width="2.25cm" svg:height="1.5cm" svg:x="3.25cm" svg:y="21.803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8" draw:text-style-name="P22" draw:layer="layout" svg:width="2.25cm" svg:height="1.5cm" svg:x="11.5cm" svg:y="17.45cm">
          <text:p text:style-name="P10"><text:span text:style-name="T2">Конец файла f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7" draw:text-style-name="P2" draw:layer="layout" svg:width="2.25cm" svg:height="1.5cm" svg:x="11.5cm" svg:y="19.45cm">
          <text:p text:style-name="P1"><text:span text:style-name="T1">GetFiles=log</text:span></text:p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.25cm" svg:height="1.5cm" svg:x="11.5cm" svg:y="21.45cm">
          <text:p text:style-name="P10"><text:span text:style-name="T2">Конец файла f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7" draw:text-style-name="P2" draw:layer="layout" svg:width="2.25cm" svg:height="1.5cm" svg:x="11.5cm" svg:y="23.45cm">
          <text:p text:style-name="P1"><text:span text:style-name="T1">GetFiles=log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draw:layer="layout" svg:width="2.25cm" svg:height="1.5cm" svg:x="11.5cm" svg:y="25.4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draw:layer="layout" svg:width="2.25cm" svg:height="1.5cm" svg:x="14.75cm" svg:y="23.9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draw:layer="layout" svg:width="2.25cm" svg:height="1.5cm" svg:x="17.75cm" svg:y="20.4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layer="layout" svg:width="2.25cm" svg:height="0.75cm" svg:x="11.5cm" svg:y="27.9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5" draw:style-name="dp1" draw:master-page-name="Обычный">
        <draw:custom-shape draw:style-name="gr89" draw:text-style-name="P1" xml:id="id40" draw:id="id40" draw:layer="layout" svg:width="2.25cm" svg:height="1.5cm" svg:x="3.515cm" svg:y="3.798cm">
          <text:p text:style-name="P1">i=0,</text:p>
          <text:p text:style-name="P1">HighCode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7" draw:text-style-name="P2" xml:id="id41" draw:id="id41" draw:layer="layout" svg:width="2.25cm" svg:height="1.5cm" svg:x="3.515cm" svg:y="5.798cm">
          <text:p text:style-name="P1"><text:span text:style-name="T1">CharsFreq[i]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39" draw:id="id39" draw:layer="layout" svg:width="2.25cm" svg:height="0.75cm" svg:x="3.515cm" svg:y="2.29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8" draw:text-style-name="P22" xml:id="id42" draw:id="id42" draw:layer="layout" svg:width="2.25cm" svg:height="1.5cm" svg:x="7.515cm" svg:y="7.298cm">
          <text:p text:style-name="P10"><text:span text:style-name="T2">Конец файла f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7" draw:text-style-name="P2" xml:id="id44" draw:id="id44" draw:layer="layout" svg:width="2.25cm" svg:height="1.5cm" svg:x="7.515cm" svg:y="11.298cm">
          <text:p text:style-name="P1"><text:span text:style-name="T1">CharsFreq[i]+=1;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43" draw:id="id43" draw:layer="layout" svg:width="2.25cm" svg:height="1.5cm" svg:x="7.515cm" svg:y="9.298cm">
          <text:p text:style-name="P1">f&gt;&gt;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xml:id="id45" draw:id="id45" draw:layer="layout" svg:width="2.25cm" svg:height="0.75cm" svg:x="13.515cm" svg:y="9.074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64cm" svg:y1="3.048cm" svg:x2="4.64cm" svg:y2="3.798cm" draw:start-shape="id39" draw:start-glue-point="6" draw:end-shape="id40" draw:end-glue-point="4" svg:d="m4640 3048v750">
          <text:p/>
        </draw:connector>
        <draw:connector draw:style-name="Соединение" draw:layer="layout" svg:x1="4.64cm" svg:y1="5.298cm" svg:x2="4.64cm" svg:y2="5.798cm" draw:start-shape="id40" draw:start-glue-point="6" draw:end-shape="id41" draw:end-glue-point="0" svg:d="m4640 5298v500">
          <text:p/>
        </draw:connector>
        <draw:connector draw:style-name="Соединение" draw:layer="layout" svg:x1="4.64cm" svg:y1="7.298cm" svg:x2="3.515cm" svg:y2="4.548cm" draw:start-shape="id41" draw:start-glue-point="2" draw:end-shape="id40" draw:end-glue-point="5" svg:d="m4640 7298v215h-1640v-2965h515">
          <text:p/>
        </draw:connector>
        <draw:connector draw:style-name="Соединение" draw:layer="layout" svg:x1="5.765cm" svg:y1="4.548cm" svg:x2="8.64cm" svg:y2="7.298cm" draw:start-shape="id40" draw:start-glue-point="7" draw:end-shape="id42" draw:end-glue-point="4" svg:d="m5765 4548h2875v2750">
          <text:p/>
        </draw:connector>
        <draw:connector draw:style-name="Соединение" draw:layer="layout" svg:x1="8.64cm" svg:y1="8.798cm" svg:x2="8.64cm" svg:y2="9.298cm" draw:start-shape="id42" draw:start-glue-point="6" draw:end-shape="id43" draw:end-glue-point="5" svg:d="m8640 8798v500">
          <text:p/>
        </draw:connector>
        <draw:connector draw:style-name="Соединение" draw:layer="layout" svg:x1="8.64cm" svg:y1="10.798cm" svg:x2="8.64cm" svg:y2="11.298cm" draw:start-shape="id43" draw:start-glue-point="8" draw:end-shape="id44" draw:end-glue-point="0" svg:d="m8640 10798v500">
          <text:p/>
        </draw:connector>
        <draw:connector draw:style-name="Соединение" draw:layer="layout" svg:x1="9.765cm" svg:y1="8.048cm" svg:x2="14.64cm" svg:y2="9.074cm" draw:start-shape="id42" draw:start-glue-point="7" draw:end-shape="id45" draw:end-glue-point="4" svg:d="m9765 8048h4875v1026">
          <text:p/>
        </draw:connector>
        <draw:connector draw:style-name="Соединение" draw:layer="layout" draw:line-skew="0.387cm -3.281cm" svg:x1="8.64cm" svg:y1="12.798cm" svg:x2="8.64cm" svg:y2="6.798cm" draw:start-shape="id44" draw:start-glue-point="2" svg:d="m8640 12798v602h-1941v-6602h1941">
          <text:p/>
        </draw:connector>
        <draw:frame draw:style-name="gr10" draw:text-style-name="P23" draw:layer="layout" svg:width="3cm" svg:height="1.57cm" svg:x="9.622cm" svg:y="5.919cm">
          <draw:text-box>
            <text:p text:style-name="P23"><text:span text:style-name="T1"/></text:p>
            <text:p text:style-name="P23"><text:span text:style-name="T1"/></text:p>
          </draw:text-box>
        </draw:frame>
        <draw:polyline draw:style-name="gr6" xml:id="id46" draw:id="id46" draw:layer="layout" svg:width="0.599cm" svg:height="5.971cm" draw:transform="rotate (3.1415926535892) translate (10.5000000002492cm 6.973cm)" svg:viewBox="0 0 600 5972" draw:points="0,0 600,0 600,5972 0,5972">
          <text:p/>
        </draw:polyline>
        <draw:connector draw:style-name="gr8" draw:layer="layout" draw:type="line" svg:x1="5.765cm" svg:y1="2.673cm" svg:x2="9.9cm" svg:y2="3.987cm" draw:start-shape="id39" draw:start-glue-point="7" draw:end-shape="id46" draw:end-glue-point="3" svg:d="m5765 2673 4135 1314">
          <text:p/>
        </draw:connector>
        <draw:frame draw:style-name="gr9" draw:text-style-name="P9" draw:layer="layout" svg:width="7cm" svg:height="5.776cm" svg:x="10cm" svg:y="1.157cm">
          <draw:text-box>
            <text:p text:style-name="P9">Процедура GetCharsFreq проводит посимвольный частотный анализ текста, коды символов которого содержатся в файле f .</text:p>
            <text:p text:style-name="P9">void GetCharsFreq(FILE *f, long CharsFreq[])</text:p>
            <text:p text:style-name="P9">Константа HighCode определяет макимальный код символа кодировки.</text:p>
            <text:p text:style-name="P9">Используемые парамеры:</text:p>
            <text:p text:style-name="P9">f - <text:s/>файл с текстом для анализа.</text:p>
            <text:p text:style-name="P9">CharsFreq - массив, который содержит, сколько раз встречается каждый символ кодировки в тексте.</text:p>
            <text:p text:style-name="P9">Используемые структуры данных:</text:p>
            <text:p text:style-name="P9">i - текущий код символа</text:p>
            <text:p text:style-name="P9"/>
            <text:p text:style-name="P9"/>
          </draw:text-box>
        </draw:frame>
        <draw:frame draw:style-name="gr10" draw:text-style-name="P23" draw:layer="layout" svg:width="3cm" svg:height="1.57cm" svg:x="10.765cm" svg:y="9.419cm">
          <draw:text-box>
            <text:p text:style-name="P23"><text:span text:style-name="T1">Считать код символа в i из файла f</text:span></text:p>
          </draw:text-box>
        </draw:frame>
        <draw:polyline draw:style-name="gr6" xml:id="id47" draw:id="id47" draw:layer="layout" svg:width="0.599cm" svg:height="1.785cm" draw:transform="rotate (3.1415926535892) translate (11.2580000001922cm 11.084cm)" svg:viewBox="0 0 600 1786" draw:points="0,0 600,0 600,1786 0,1786">
          <text:p/>
        </draw:polyline>
        <draw:connector draw:style-name="gr8" draw:layer="layout" draw:type="line" svg:x1="9.536cm" svg:y1="10.048cm" svg:x2="10.658cm" svg:y2="10.191cm" draw:start-shape="id43" draw:start-glue-point="9" draw:end-shape="id47" draw:end-glue-point="3" svg:d="m9536 10048 1122 143">
          <text:p/>
        </draw:connector>
        <draw:frame draw:style-name="gr10" draw:layer="layout" svg:width="0.5cm" svg:height="0.5cm" svg:x="9.765cm" svg:y="7.548cm">
          <draw:text-box>
            <text:p>да</text:p>
          </draw:text-box>
        </draw:frame>
        <draw:frame draw:style-name="gr10" draw:layer="layout" svg:width="0.756cm" svg:height="0.5cm" svg:x="8.762cm" svg:y="8.612cm">
          <draw:text-box>
            <text:p>нет</text:p>
          </draw:text-box>
        </draw:frame>
        <draw:frame draw:style-name="gr90" draw:layer="layout" svg:width="0.193cm" svg:height="0.386cm" svg:x="8.051cm" svg:y="7.386cm">
          <draw:text-box>
            <text:p>4</text:p>
          </draw:text-box>
        </draw:frame>
        <draw:frame draw:style-name="gr91" draw:layer="layout" svg:width="0.194cm" svg:height="0.386cm" svg:x="8.086cm" svg:y="9.06cm">
          <draw:text-box>
            <text:p>5</text:p>
          </draw:text-box>
        </draw:frame>
        <draw:frame draw:style-name="Номерки" draw:layer="layout" svg:width="0.194cm" svg:height="0.386cm" svg:x="7.78cm" svg:y="11.036cm">
          <draw:text-box>
            <text:p>6</text:p>
          </draw:text-box>
        </draw:frame>
        <draw:frame draw:style-name="gr92" draw:layer="layout" svg:width="0.344cm" svg:height="0.51cm" svg:x="4.028cm" svg:y="3.451cm">
          <draw:text-box>
            <text:p>2</text:p>
          </draw:text-box>
        </draw:frame>
        <draw:frame draw:style-name="gr92" draw:layer="layout" svg:width="0.344cm" svg:height="0.51cm" svg:x="3.888cm" svg:y="2.001cm">
          <draw:text-box>
            <text:p>1</text:p>
          </draw:text-box>
        </draw:frame>
        <draw:frame draw:style-name="gr93" draw:layer="layout" svg:width="0.171cm" svg:height="0.386cm" svg:x="3.76cm" svg:y="5.543cm">
          <draw:text-box>
            <text:p>3</text:p>
          </draw:text-box>
        </draw:frame>
        <draw:frame draw:style-name="gr94" draw:layer="layout" svg:width="0.171cm" svg:height="0.386cm" svg:x="13.855cm" svg:y="8.798cm">
          <draw:text-box>
            <text:p>7</text:p>
          </draw:text-box>
        </draw:frame>
      </draw:page>
      <draw:page draw:name="page6" draw:style-name="dp1" draw:master-page-name="Обычный">
        <draw:frame draw:style-name="gr10" draw:layer="layout" svg:width="0.756cm" svg:height="0.5cm" svg:x="3.003cm" svg:y="11.111cm">
          <draw:text-box>
            <text:p>нет</text:p>
          </draw:text-box>
        </draw:frame>
        <draw:custom-shape draw:style-name="gr87" draw:text-style-name="P2" xml:id="id55" draw:id="id55" draw:layer="layout" svg:width="2.25cm" svg:height="1.5cm" svg:x="3.5cm" svg:y="14.891cm">
          <text:p text:style-name="P1"><text:span text:style-name="T1">Запомнить как единственную самую частую;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xml:id="id48" draw:id="id48" draw:layer="layout" svg:width="2.25cm" svg:height="1.5cm" svg:x="3.5cm" svg:y="10.891cm">
          <text:p text:style-name="P1"><text:span text:style-name="T2">Буква есть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625cm" svg:y1="12.391cm" svg:x2="4.625cm" svg:y2="12.891cm" draw:start-shape="id48" draw:start-glue-point="6" draw:end-shape="id49" draw:end-glue-point="4" svg:d="m4625 12391v500">
          <text:p/>
        </draw:connector>
        <draw:connector draw:style-name="Соединение" draw:layer="layout" svg:x1="5.75cm" svg:y1="13.641cm" svg:x2="13.625cm" svg:y2="15.391cm" draw:start-shape="id49" draw:start-glue-point="7" draw:end-shape="id50" draw:end-glue-point="4" svg:d="m5750 13641h7875v1750">
          <text:p/>
        </draw:connector>
        <draw:connector draw:style-name="Соединение" draw:layer="layout" svg:x1="13.625cm" svg:y1="18.891cm" svg:x2="4.625cm" svg:y2="19.711cm" draw:start-shape="id51" draw:start-glue-point="2" draw:end-shape="id52" draw:end-glue-point="0" svg:d="m13625 18891v410h-9000v410">
          <text:p/>
        </draw:connector>
        <draw:polyline draw:style-name="gr6" xml:id="id53" draw:id="id53" draw:layer="layout" svg:width="-0.599cm" svg:height="-1.319cm" svg:x="7.1cm" svg:y="13.211cm" svg:viewBox="0 0 -600 -1320" draw:points="0,0 600,0 600,1320 0,1320">
          <text:p/>
        </draw:polyline>
        <draw:connector draw:style-name="gr8" draw:layer="layout" draw:type="line" svg:x1="5.21cm" svg:y1="13.293cm" svg:x2="6.5cm" svg:y2="12.551cm" draw:start-shape="id49" draw:start-glue-point="8" draw:end-shape="id53" draw:end-glue-point="3" svg:d="m5210 13293 1290-742">
          <text:p/>
        </draw:connector>
        <draw:line draw:style-name="Соединение" draw:layer="layout" svg:x1="3.65cm" svg:y1="18.396cm" svg:x2="4.65cm" svg:y2="18.396cm">
          <text:p/>
        </draw:line>
        <draw:line draw:style-name="Соединение" draw:layer="layout" svg:x1="5.62cm" svg:y1="19.293cm" svg:x2="4.62cm" svg:y2="19.293cm">
          <text:p/>
        </draw:line>
        <draw:frame draw:style-name="gr10" draw:layer="layout" svg:width="0.756cm" svg:height="0.5cm" svg:x="5.744cm" svg:y="13.141cm">
          <draw:text-box>
            <text:p>нет</text:p>
          </draw:text-box>
        </draw:frame>
        <draw:polyline draw:style-name="gr6" xml:id="id54" draw:id="id54" draw:layer="layout" svg:width="0.599cm" svg:height="0.999cm" svg:x="10.9cm" svg:y="17.391cm" svg:viewBox="0 0 600 1000" draw:points="0,0 600,0 600,1000 0,1000">
          <text:p/>
        </draw:polyline>
        <draw:connector draw:style-name="gr8" draw:layer="layout" draw:type="line" svg:x1="12.5cm" svg:y1="18.141cm" svg:x2="11.5cm" svg:y2="17.891cm" draw:start-shape="id51" draw:start-glue-point="3" draw:end-shape="id54" draw:end-glue-point="1" svg:d="m12500 18141-1000-250">
          <text:p/>
        </draw:connector>
        <draw:custom-shape draw:style-name="standard" draw:text-style-name="P4" xml:id="id63" draw:id="id63" draw:layer="layout" svg:width="2.25cm" svg:height="0.75cm" svg:x="3.5cm" svg:y="1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59" draw:id="id59" draw:layer="layout" svg:width="2.25cm" svg:height="0.75cm" svg:x="11.25cm" svg:y="10.408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6" draw:layer="layout" svg:width="0.405cm" svg:height="0.386cm" svg:x="11.525cm" svg:y="10.132cm">
          <draw:text-box>
            <text:p>13</text:p>
          </draw:text-box>
        </draw:frame>
        <draw:custom-shape draw:style-name="gr87" draw:text-style-name="P2" xml:id="id62" draw:id="id62" draw:layer="layout" svg:width="2.25cm" svg:height="1.5cm" svg:x="3.5cm" svg:y="2.5cm">
          <text:p text:style-name="P1"><text:span text:style-name="T1">k=0; HighestFreq=0;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61" draw:id="id61" draw:layer="layout" svg:width="2.25cm" svg:height="1.5cm" svg:x="3.5cm" svg:y="4.5cm">
          <text:p text:style-name="P1"><text:span text:style-name="T1"><text:s/></text:span><text:span text:style-name="T1">i=0;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60" draw:id="id60" draw:layer="layout" svg:width="2.25cm" svg:height="1.5cm" svg:x="3.5cm" svg:y="8.891cm">
          <text:p text:style-name="P1"><text:span text:style-name="T1">LetterCode= </text:span></text:p>
          <text:p text:style-name="P1"><text:span text:style-name="T1">Alphabet[i]</text:span></text:p>
          <draw:enhanced-geometry svg:viewBox="0 0 21600 21600" draw:type="rectangle" draw:enhanced-path="M 0 0 L 21600 0 21600 21600 0 21600 0 0 Z N"/>
        </draw:custom-shape>
        <draw:custom-shape draw:style-name="gr97" draw:text-style-name="P6" xml:id="id49" draw:id="id49" draw:layer="layout" svg:width="2.25cm" svg:height="1.5cm" svg:x="3.5cm" svg:y="12.891cm">
          <draw:glue-point draw:id="8" svg:x="2.604cm" svg:y="-2.326cm"/>
          <text:p text:style-name="P1"><text:span text:style-name="T2">Встречается</text:span></text:p>
          <text:p text:style-name="P1"><text:span text:style-name="T2">чаще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8" draw:text-style-name="P6" xml:id="id50" draw:id="id50" draw:layer="layout" svg:width="2.25cm" svg:height="1.5cm" svg:x="12.5cm" svg:y="15.391cm">
          <draw:glue-point draw:id="8" svg:x="2.008cm" svg:y="-2.813cm"/>
          <text:p text:style-name="P1"><text:span text:style-name="T2">Также часто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7" draw:text-style-name="P2" xml:id="id51" draw:id="id51" draw:layer="layout" svg:width="2.25cm" svg:height="1.5cm" svg:x="12.5cm" svg:y="17.391cm">
          <text:p text:style-name="P1"><text:span text:style-name="T1">Добавить к самым частым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58" draw:id="id58" draw:layer="layout" svg:width="2.25cm" svg:height="1.5cm" svg:x="11.25cm" svg:y="8.391cm">
          <text:p text:style-name="P1"><text:span text:style-name="T1">ChCount=k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4.625cm" svg:y1="14.391cm" svg:x2="4.625cm" svg:y2="14.891cm" draw:start-shape="id49" draw:start-glue-point="6" draw:end-shape="id55" draw:end-glue-point="0" svg:d="m4625 14391v500">
          <text:p/>
        </draw:connector>
        <draw:connector draw:style-name="standard" draw:layer="layout" svg:x1="4.625cm" svg:y1="16.391cm" svg:x2="4.625cm" svg:y2="19.711cm" draw:start-shape="id55" draw:start-glue-point="2" draw:end-shape="id52" draw:end-glue-point="0" svg:d="m4625 16391v3320">
          <text:p/>
        </draw:connector>
        <draw:connector draw:style-name="Соединение" draw:layer="layout" svg:x1="13.625cm" svg:y1="16.891cm" svg:x2="13.625cm" svg:y2="17.391cm" draw:start-shape="id50" draw:start-glue-point="6" draw:end-shape="id51" draw:end-glue-point="0" svg:d="m13625 16891v500">
          <text:p/>
        </draw:connector>
        <draw:line draw:style-name="gr99" xml:id="id56" draw:id="id56" draw:layer="layout" svg:x1="13.625cm" svg:y1="18.891cm" svg:x2="13.625cm" svg:y2="19.293cm">
          <text:p/>
        </draw:line>
        <draw:connector draw:style-name="standard" draw:layer="layout" draw:line-skew="-0.387cm 2.339cm" svg:x1="3.5cm" svg:y1="11.641cm" svg:x2="4.625cm" svg:y2="19.711cm" draw:start-shape="id48" draw:start-glue-point="5" draw:end-shape="id52" draw:end-glue-point="0" svg:d="m3500 11641h-602v6750h1727v1320">
          <text:p/>
        </draw:connector>
        <draw:connector draw:style-name="standard" draw:layer="layout" svg:x1="14.75cm" svg:y1="16.141cm" svg:x2="13.625cm" svg:y2="19.293cm" draw:start-shape="id50" draw:start-glue-point="7" draw:end-shape="id56" draw:end-glue-point="2" svg:d="m14750 16141h648v3152h-1773">
          <text:p/>
        </draw:connector>
        <draw:connector draw:style-name="Соединение" draw:layer="layout" svg:x1="5.75cm" svg:y1="7.641cm" svg:x2="12.375cm" svg:y2="8.391cm" draw:start-shape="id57" draw:start-glue-point="7" draw:end-shape="id58" draw:end-glue-point="0" svg:d="m5750 7641h6625v750">
          <text:p/>
        </draw:connector>
        <draw:connector draw:style-name="Соединение" draw:layer="layout" svg:x1="12.375cm" svg:y1="9.891cm" svg:x2="12.375cm" svg:y2="10.408cm" draw:start-shape="id58" draw:start-glue-point="2" draw:end-shape="id59" draw:end-glue-point="4" svg:d="m12375 9891v517">
          <text:p/>
        </draw:connector>
        <draw:connector draw:style-name="Соединение" draw:layer="layout" svg:x1="4.625cm" svg:y1="8.391cm" svg:x2="4.625cm" svg:y2="8.891cm" draw:end-shape="id60" draw:end-glue-point="0" svg:d="m4625 8391v500">
          <text:p/>
        </draw:connector>
        <draw:connector draw:style-name="Соединение" draw:layer="layout" svg:x1="4.625cm" svg:y1="10.391cm" svg:x2="4.625cm" svg:y2="10.891cm" draw:start-shape="id60" draw:start-glue-point="2" draw:end-shape="id48" draw:end-glue-point="4" svg:d="m4625 10391v500">
          <text:p/>
        </draw:connector>
        <draw:connector draw:style-name="Соединение" xml:id="id68" draw:id="id68" draw:layer="layout" svg:x1="4.625cm" svg:y1="6cm" svg:x2="4.625cm" svg:y2="6.891cm" draw:start-shape="id61" draw:start-glue-point="2" svg:d="m4625 6000v891">
          <text:p/>
        </draw:connector>
        <draw:connector draw:style-name="Соединение" draw:layer="layout" svg:x1="4.625cm" svg:y1="4cm" svg:x2="4.625cm" svg:y2="4.5cm" draw:start-shape="id62" draw:start-glue-point="2" draw:end-shape="id61" draw:end-glue-point="0" svg:d="m4625 4000v500">
          <text:p/>
        </draw:connector>
        <draw:connector draw:style-name="Соединение" draw:layer="layout" svg:x1="4.625cm" svg:y1="1.75cm" svg:x2="4.625cm" svg:y2="2.5cm" draw:start-shape="id63" draw:start-glue-point="6" draw:end-shape="id62" draw:end-glue-point="0" svg:d="m4625 1750v750">
          <text:p/>
        </draw:connector>
        <draw:frame draw:style-name="gr10" draw:text-style-name="P23" draw:layer="layout" svg:width="3.838cm" svg:height="0.57cm" svg:x="7cm" svg:y="10.821cm">
          <draw:text-box>
            <text:p text:style-name="P23"><text:span text:style-name="T1">CharsFreq[LetterCode]&gt;0?</text:span></text:p>
          </draw:text-box>
        </draw:frame>
        <draw:frame draw:style-name="gr10" draw:text-style-name="P23" draw:layer="layout" svg:width="4.838cm" svg:height="1.282cm" svg:x="6.662cm" svg:y="11.891cm">
          <draw:text-box>
            <text:p text:style-name="P23"><text:span text:style-name="T1">C</text:span><text:span text:style-name="T2">harsFq[i]&gt;HighestFreq?</text:span></text:p>
            <text:p text:style-name="P23"><text:span text:style-name="T1">Количество текущей буквы больше самой частой? </text:span></text:p>
          </draw:text-box>
        </draw:frame>
        <draw:polyline draw:style-name="gr6" xml:id="id64" draw:id="id64" draw:layer="layout" svg:width="-0.599cm" svg:height="-0.499cm" svg:x="7.5cm" svg:y="11.391cm" svg:viewBox="0 0 -600 -500" draw:points="0,0 600,0 600,500 0,500">
          <text:p/>
        </draw:polyline>
        <draw:connector draw:style-name="gr8" draw:layer="layout" draw:type="line" svg:x1="5.75cm" svg:y1="11.641cm" svg:x2="6.9cm" svg:y2="11.141cm" draw:start-shape="id48" draw:start-glue-point="7" draw:end-shape="id64" draw:end-glue-point="3" svg:d="m5750 11641 1150-500">
          <text:p/>
        </draw:connector>
        <draw:polyline draw:style-name="gr6" xml:id="id65" draw:id="id65" draw:layer="layout" svg:width="-0.599cm" svg:height="-1.319cm" svg:x="15.6cm" svg:y="15.211cm" svg:viewBox="0 0 -600 -1320" draw:points="0,0 600,0 600,1320 0,1320">
          <text:p/>
        </draw:polyline>
        <draw:connector draw:style-name="gr8" draw:layer="layout" draw:type="line" svg:x1="14.076cm" svg:y1="15.72cm" svg:x2="15cm" svg:y2="14.551cm" draw:start-shape="id50" draw:start-glue-point="8" draw:end-shape="id65" draw:end-glue-point="3" svg:d="m14076 15720 924-1169">
          <text:p/>
        </draw:connector>
        <draw:frame draw:style-name="gr10" draw:text-style-name="P23" draw:layer="layout" svg:width="4.838cm" svg:height="1.282cm" svg:x="15.162cm" svg:y="13.891cm">
          <draw:text-box>
            <text:p text:style-name="P23"><text:span text:style-name="T1">C</text:span><text:span text:style-name="T2">harsFq[i]=HighestFreq?</text:span></text:p>
            <text:p text:style-name="P23"><text:span text:style-name="T1">Количество текущей буквы равно самой частой? </text:span></text:p>
          </draw:text-box>
        </draw:frame>
        <draw:polyline draw:style-name="gr6" xml:id="id66" draw:id="id66" draw:layer="layout" svg:width="-0.599cm" svg:height="-1.499cm" svg:x="7.1cm" svg:y="15.891cm" svg:viewBox="0 0 -600 -1500" draw:points="0,0 600,0 600,1500 0,1500">
          <text:p/>
        </draw:polyline>
        <draw:connector draw:style-name="gr8" draw:layer="layout" draw:type="line" svg:x1="5.75cm" svg:y1="15.641cm" svg:x2="6.5cm" svg:y2="15.141cm" draw:start-shape="id55" draw:start-glue-point="1" draw:end-shape="id66" draw:end-glue-point="3" svg:d="m5750 15641 750-500">
          <text:p/>
        </draw:connector>
        <draw:frame draw:style-name="gr10" draw:text-style-name="P23" draw:layer="layout" svg:width="5.838cm" svg:height="1.5cm" svg:x="6.662cm" svg:y="14.391cm">
          <draw:text-box>
            <text:p text:style-name="P23"><text:span text:style-name="T1">HighestFreq=</text:span></text:p>
            <text:p text:style-name="P23"><text:span text:style-name="T1">CharsFreq[lettercode]; k=0; </text:span></text:p>
            <text:p text:style-name="P23"><text:span text:style-name="T1">MostFreqChars[k]:=Alpabet[i]; k+=1;</text:span></text:p>
          </draw:text-box>
        </draw:frame>
        <draw:frame draw:style-name="gr10" draw:text-style-name="P8" draw:layer="layout" svg:width="4.838cm" svg:height="1cm" svg:x="6.662cm" svg:y="17.391cm">
          <draw:text-box>
            <text:p text:style-name="P8"><text:span text:style-name="T1">MostFreqChars[k]:=Alpabet[i]; inc(k);</text:span></text:p>
          </draw:text-box>
        </draw:frame>
        <draw:polyline draw:style-name="gr6" xml:id="id67" draw:id="id67" draw:layer="layout" svg:width="0.599cm" svg:height="5.904cm" draw:transform="rotate (3.1415926535892) translate (9.10000000025554cm 6.905cm)" svg:viewBox="0 0 600 5905" draw:points="0,0 600,0 600,5905 0,5905">
          <text:p/>
        </draw:polyline>
        <draw:connector draw:style-name="gr8" draw:layer="layout" draw:type="line" svg:x1="5.75cm" svg:y1="1.375cm" svg:x2="8.5cm" svg:y2="3.952cm" draw:start-shape="id63" draw:start-glue-point="7" draw:end-shape="id67" draw:end-glue-point="3" svg:d="m5750 1375 2750 2577">
          <text:p/>
        </draw:connector>
        <draw:frame draw:style-name="gr9" draw:text-style-name="P9" draw:layer="layout" svg:width="11.3cm" svg:height="5.391cm" svg:x="8.7cm" svg:y="1cm">
          <draw:text-box>
            <text:p text:style-name="P9">Процедура GetMostFq находит самые часто встречающиеся буквы и их кол-во (MostFqChars и MostFqCount) и их частоту.</text:p>
            <text:p text:style-name="P9">void GetMostFreq(const long CharsFreq[],long *HighestFreq, int *ChCount, char MostFreqChars[]){</text:p>
            <text:p text:style-name="P9">Константа Alpabet содержит буквы алфавита.</text:p>
            <text:p text:style-name="P9">Используемые параметры:</text:p>
            <text:p text:style-name="P9">CharsFreq - массив частот символов кодировки;</text:p>
            <text:p text:style-name="P9">HighestFreq - частота самой часто встречающейся буквы;</text:p>
            <text:p text:style-name="P9">ChCount - количество букв с самой высокой частотой;</text:p>
            <text:p text:style-name="P9">MostFreqChars - массив самых частых букв.</text:p>
            <text:p text:style-name="P9">Используемые переменные:</text:p>
            <text:p text:style-name="P9">i - счетчик для перебора букв из алфавита;</text:p>
            <text:p text:style-name="P9">AlpabetSize - размер алфавита;</text:p>
            <text:p text:style-name="P9">k - временная переменная для хранения количества самых частых букв</text:p>
          </draw:text-box>
        </draw:frame>
        <draw:frame draw:style-name="Номерки" draw:layer="layout" svg:width="0.194cm" svg:height="0.386cm" svg:x="3.731cm" svg:y="2.232cm">
          <draw:text-box>
            <text:p>2</text:p>
          </draw:text-box>
        </draw:frame>
        <draw:frame draw:style-name="gr100" draw:layer="layout" svg:width="0.121cm" svg:height="0.386cm" svg:x="3.897cm" svg:y="0.734cm">
          <draw:text-box>
            <text:p>1</text:p>
          </draw:text-box>
        </draw:frame>
        <draw:frame draw:style-name="Номерки" draw:layer="layout" svg:width="0.194cm" svg:height="0.386cm" svg:x="3.66cm" svg:y="4.244cm">
          <draw:text-box>
            <text:p>3</text:p>
          </draw:text-box>
        </draw:frame>
        <draw:frame draw:style-name="Номерки" draw:layer="layout" svg:width="0.194cm" svg:height="0.386cm" svg:x="3.661cm" svg:y="8.644cm">
          <draw:text-box>
            <text:p>5</text:p>
          </draw:text-box>
        </draw:frame>
        <draw:frame draw:style-name="Номерки" draw:layer="layout" svg:width="0.194cm" svg:height="0.386cm" svg:x="4.046cm" svg:y="10.983cm">
          <draw:text-box>
            <text:p>6</text:p>
          </draw:text-box>
        </draw:frame>
        <draw:frame draw:style-name="Номерки" draw:layer="layout" svg:width="0.194cm" svg:height="0.386cm" svg:x="4.003cm" svg:y="12.98cm">
          <draw:text-box>
            <text:p>7</text:p>
          </draw:text-box>
        </draw:frame>
        <draw:frame draw:style-name="Номерки" draw:layer="layout" svg:width="0.194cm" svg:height="0.386cm" svg:x="3.721cm" svg:y="14.619cm">
          <draw:text-box>
            <text:p>8</text:p>
          </draw:text-box>
        </draw:frame>
        <draw:frame draw:style-name="gr101" draw:layer="layout" svg:width="0.246cm" svg:height="0.386cm" svg:x="12.956cm" svg:y="15.505cm">
          <draw:text-box>
            <text:p>9</text:p>
          </draw:text-box>
        </draw:frame>
        <draw:frame draw:style-name="Номерки" draw:layer="layout" svg:width="0.29cm" svg:height="0.386cm" svg:x="12.61cm" svg:y="17.126cm">
          <draw:text-box>
            <text:p>10</text:p>
          </draw:text-box>
        </draw:frame>
        <draw:frame draw:style-name="Номерки" draw:layer="layout" svg:width="0.29cm" svg:height="0.386cm" svg:x="11.402cm" svg:y="8.145cm">
          <draw:text-box>
            <text:p>12</text:p>
          </draw:text-box>
        </draw:frame>
        <draw:frame draw:style-name="gr10" draw:layer="layout" svg:width="0.5cm" svg:height="0.5cm" svg:x="4.745cm" svg:y="14.199cm">
          <draw:text-box>
            <text:p>да</text:p>
          </draw:text-box>
        </draw:frame>
        <draw:frame draw:style-name="gr10" draw:layer="layout" svg:width="0.5cm" svg:height="0.5cm" svg:x="4.71cm" svg:y="12.199cm">
          <draw:text-box>
            <text:p>да</text:p>
          </draw:text-box>
        </draw:frame>
        <draw:frame draw:style-name="gr10" draw:layer="layout" svg:width="0.756cm" svg:height="0.5cm" svg:x="14.75cm" svg:y="15.641cm">
          <draw:text-box>
            <text:p>нет</text:p>
          </draw:text-box>
        </draw:frame>
        <draw:frame draw:style-name="gr10" draw:layer="layout" svg:width="0.5cm" svg:height="0.5cm" svg:x="13.744cm" svg:y="16.734cm">
          <draw:text-box>
            <text:p>да</text:p>
          </draw:text-box>
        </draw:frame>
        <draw:custom-shape draw:style-name="gr102" draw:text-style-name="P6" xml:id="id57" draw:id="id57" draw:layer="layout" svg:width="2.25cm" svg:height="1.5cm" svg:x="3.5cm" svg:y="6.891cm">
          <text:p text:style-name="P1"><text:span text:style-name="T2">Alphabet[i]</text:span></text:p>
          <text:p text:style-name="P1"><text:span text:style-name="T2">!='\0'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7" draw:text-style-name="P2" xml:id="id52" draw:id="id52" draw:layer="layout" svg:width="2.25cm" svg:height="1.5cm" svg:x="3.5cm" svg:y="19.711cm">
          <text:p text:style-name="P1"><text:span text:style-name="T1">i+=1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194cm" svg:height="0.386cm" svg:x="4.017cm" svg:y="6.891cm">
          <draw:text-box>
            <text:p>4</text:p>
          </draw:text-box>
        </draw:frame>
        <draw:connector draw:style-name="Соединение" draw:layer="layout" svg:x1="4.625cm" svg:y1="21.211cm" svg:x2="4.625cm" svg:y2="6.445cm" draw:start-shape="id52" draw:start-glue-point="2" draw:end-shape="id68" draw:end-glue-point="0" svg:d="m4625 21211v427h-2125v-15193h2125">
          <text:p/>
        </draw:connector>
        <draw:frame draw:style-name="Номерки" draw:layer="layout" svg:width="0.239cm" svg:height="0.386cm" svg:x="3.671cm" svg:y="19.488cm">
          <draw:text-box>
            <text:p>11</text:p>
          </draw:text-box>
        </draw:frame>
        <draw:frame draw:style-name="gr10" draw:layer="layout" svg:width="0.756cm" svg:height="0.5cm" svg:x="5.745cm" svg:y="7.103cm">
          <draw:text-box>
            <text:p>нет</text:p>
          </draw:text-box>
        </draw:frame>
        <draw:frame draw:style-name="gr10" draw:layer="layout" svg:width="0.5cm" svg:height="0.5cm" svg:x="4.77cm" svg:y="8.229cm">
          <draw:text-box>
            <text:p>да</text:p>
          </draw:text-box>
        </draw:frame>
      </draw:page>
      <draw:page draw:name="page7" draw:style-name="dp1" draw:master-page-name="Обычный">
        <draw:custom-shape draw:style-name="standard" draw:text-style-name="P4" xml:id="id69" draw:id="id69" draw:layer="layout" svg:width="2.25cm" svg:height="0.75cm" svg:x="3.5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75" draw:id="id75" draw:layer="layout" svg:width="2.25cm" svg:height="0.75cm" svg:x="3.5cm" svg:y="15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8" draw:text-style-name="P6" xml:id="id70" draw:id="id70" draw:layer="layout" svg:width="2.25cm" svg:height="1.5cm" svg:x="3.5cm" svg:y="4.5cm">
          <text:p text:style-name="P1"><text:span text:style-name="T2">Count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76" draw:id="id76" draw:layer="layout" svg:width="2.25cm" svg:height="1.5cm" svg:x="7.75cm" svg:y="9.5cm">
          <text:p text:style-name="P5"><text:span text:style-name="T7">f&lt;&lt;Самая частая букв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71" draw:id="id71" draw:layer="layout" svg:width="2.25cm" svg:height="1.5cm" svg:x="3.5cm" svg:y="6.5cm">
          <text:p text:style-name="P5"><text:span text:style-name="T7">f&lt;&lt;Самые часто встречающиеся буквы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9" draw:text-style-name="P1" xml:id="id72" draw:id="id72" draw:layer="layout" svg:width="2.25cm" svg:height="1.5cm" svg:x="3.5cm" svg:y="8.5cm">
          <text:p text:style-name="P1">i=1,</text:p>
          <text:p text:style-name="P1">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ndard" draw:text-style-name="P4" xml:id="id73" draw:id="id73" draw:layer="layout" svg:width="2.25cm" svg:height="1.5cm" svg:x="3.5cm" svg:y="10.5cm">
          <text:p text:style-name="P5"><text:span text:style-name="T7">f&lt;&lt;%i%, %Chars[i]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74" draw:id="id74" draw:layer="layout" svg:width="2.25cm" svg:height="1.5cm" svg:x="3.5cm" svg:y="13.5cm">
          <text:p text:style-name="P5"><text:span text:style-name="T7">f&lt;&lt;в количестве %HighestFq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4.625cm" svg:y1="4cm" svg:x2="4.625cm" svg:y2="4.5cm" draw:start-shape="id69" draw:start-glue-point="6" draw:end-shape="id70" draw:end-glue-point="4" svg:d="m4625 4000v500">
          <text:p/>
        </draw:connector>
        <draw:connector draw:style-name="standard" draw:layer="layout" svg:x1="4.625cm" svg:y1="6cm" svg:x2="4.625cm" svg:y2="6.5cm" draw:start-shape="id70" draw:start-glue-point="6" draw:end-shape="id71" draw:end-glue-point="4" svg:d="m4625 6000v500">
          <text:p/>
        </draw:connector>
        <draw:connector draw:style-name="standard" draw:layer="layout" svg:x1="4.625cm" svg:y1="7.912cm" svg:x2="4.625cm" svg:y2="8.5cm" draw:start-shape="id71" draw:start-glue-point="6" draw:end-shape="id72" draw:end-glue-point="4" svg:d="m4625 7912v588">
          <text:p/>
        </draw:connector>
        <draw:connector draw:style-name="Соединение" draw:layer="layout" svg:x1="4.625cm" svg:y1="10cm" svg:x2="4.625cm" svg:y2="10.5cm" draw:start-shape="id72" draw:start-glue-point="6" draw:end-shape="id73" draw:end-glue-point="4" svg:d="m4625 10000v500">
          <text:p/>
        </draw:connector>
        <draw:connector draw:style-name="Соединение" draw:layer="layout" draw:line-skew="0.284cm" svg:x1="4.625cm" svg:y1="11.912cm" svg:x2="3.5cm" svg:y2="9.25cm" draw:start-shape="id73" draw:start-glue-point="6" draw:end-shape="id72" draw:end-glue-point="5" svg:d="m4625 11912v587h-2125v-3249h1000">
          <text:p/>
        </draw:connector>
        <draw:connector draw:style-name="Соединение" draw:layer="layout" draw:line-skew="1.249cm" svg:x1="5.75cm" svg:y1="9.25cm" svg:x2="4.625cm" svg:y2="13.5cm" draw:start-shape="id72" draw:start-glue-point="7" draw:end-shape="id74" draw:end-glue-point="4" svg:d="m5750 9250h216v3750h-1341v500">
          <text:p/>
        </draw:connector>
        <draw:connector draw:style-name="Соединение" xml:id="id77" draw:id="id77" draw:layer="layout" svg:x1="4.625cm" svg:y1="14.912cm" svg:x2="4.625cm" svg:y2="15.75cm" draw:start-shape="id74" draw:start-glue-point="6" draw:end-shape="id75" draw:end-glue-point="4" svg:d="m4625 14912v838">
          <text:p/>
        </draw:connector>
        <draw:connector draw:style-name="Соединение" draw:layer="layout" svg:x1="5.75cm" svg:y1="5.25cm" svg:x2="8.875cm" svg:y2="9.5cm" draw:start-shape="id70" draw:start-glue-point="7" draw:end-shape="id76" draw:end-glue-point="4" svg:d="m5750 5250h3125v4250">
          <text:p/>
        </draw:connector>
        <draw:connector draw:style-name="Соединение" draw:layer="layout" draw:line-skew="2.374cm" svg:x1="8.875cm" svg:y1="10.912cm" svg:x2="4.625cm" svg:y2="15.331cm" draw:start-shape="id76" draw:start-glue-point="6" draw:end-shape="id77" draw:end-glue-point="0" svg:d="m8875 10912v4419h-4250v0">
          <text:p/>
        </draw:connector>
        <draw:polyline draw:style-name="gr6" xml:id="id78" draw:id="id78" draw:layer="layout" svg:width="-0.599cm" svg:height="-1.319cm" svg:x="12.1cm" svg:y="10.491cm" svg:viewBox="0 0 -600 -1320" draw:points="0,0 600,0 600,1320 0,1320">
          <text:p/>
        </draw:polyline>
        <draw:connector draw:style-name="gr8" draw:layer="layout" draw:type="line" svg:x1="10cm" svg:y1="10.25cm" svg:x2="11.5cm" svg:y2="9.831cm" draw:start-shape="id76" draw:start-glue-point="7" draw:end-shape="id78" draw:end-glue-point="3" svg:d="m10000 10250 1500-419">
          <text:p/>
        </draw:connector>
        <draw:frame draw:style-name="gr10" draw:text-style-name="P23" draw:layer="layout" svg:width="4.838cm" svg:height="1.282cm" svg:x="11.662cm" svg:y="9.218cm">
          <draw:text-box>
            <text:p text:style-name="P9"><text:span text:style-name="T7">f&lt;&lt;Самая частая буква %Chars[1]% в количестве %HighestFq%</text:span></text:p>
          </draw:text-box>
        </draw:frame>
        <draw:frame draw:style-name="gr103" draw:layer="layout" svg:width="0.171cm" svg:height="0.386cm" svg:x="4.026cm" svg:y="4.622cm">
          <draw:text-box>
            <text:p>2</text:p>
          </draw:text-box>
        </draw:frame>
        <draw:frame draw:style-name="gr100" draw:layer="layout" svg:width="0.121cm" svg:height="0.386cm" svg:x="3.897cm" svg:y="2.984cm">
          <draw:text-box>
            <text:p>1</text:p>
          </draw:text-box>
        </draw:frame>
        <draw:frame draw:style-name="Номерки" draw:layer="layout" svg:width="0.194cm" svg:height="0.386cm" svg:x="3.741cm" svg:y="6.215cm">
          <draw:text-box>
            <text:p>3</text:p>
          </draw:text-box>
        </draw:frame>
        <draw:frame draw:style-name="Номерки" draw:layer="layout" svg:width="0.194cm" svg:height="0.386cm" svg:x="4.017cm" svg:y="8.214cm">
          <draw:text-box>
            <text:p>4</text:p>
          </draw:text-box>
        </draw:frame>
        <draw:frame draw:style-name="Номерки" draw:layer="layout" svg:width="0.194cm" svg:height="0.386cm" svg:x="3.661cm" svg:y="10.254cm">
          <draw:text-box>
            <text:p>5</text:p>
          </draw:text-box>
        </draw:frame>
        <draw:frame draw:style-name="Номерки" draw:layer="layout" svg:width="0.194cm" svg:height="0.386cm" svg:x="3.71cm" svg:y="13.212cm">
          <draw:text-box>
            <text:p>6</text:p>
          </draw:text-box>
        </draw:frame>
        <draw:frame draw:style-name="Номерки" draw:layer="layout" svg:width="0.194cm" svg:height="0.386cm" svg:x="8.017cm" svg:y="9.249cm">
          <draw:text-box>
            <text:p>7</text:p>
          </draw:text-box>
        </draw:frame>
        <draw:frame draw:style-name="Номерки" draw:layer="layout" svg:width="0.194cm" svg:height="0.386cm" svg:x="3.88cm" svg:y="15.486cm">
          <draw:text-box>
            <text:p>8</text:p>
          </draw:text-box>
        </draw:frame>
        <draw:polyline draw:style-name="gr6" xml:id="id79" draw:id="id79" draw:layer="layout" svg:width="0.599cm" svg:height="4.999cm" draw:transform="rotate (3.1415926535892) translate (10.1000000002462cm 5.994cm)" svg:viewBox="0 0 600 5000" draw:points="0,0 600,0 600,5000 0,5000">
          <text:p/>
        </draw:polyline>
        <draw:connector draw:style-name="gr8" draw:layer="layout" draw:type="line" svg:x1="5.75cm" svg:y1="3.625cm" svg:x2="9.5cm" svg:y2="3.494cm" draw:start-shape="id69" draw:start-glue-point="7" draw:end-shape="id79" draw:end-glue-point="3" svg:d="m5750 3625 3750-131">
          <text:p/>
        </draw:connector>
        <draw:frame draw:style-name="gr9" draw:text-style-name="P9" draw:layer="layout" svg:width="8.8cm" svg:height="4.621cm" svg:x="9.7cm" svg:y="0.994cm">
          <draw:text-box>
            <text:p text:style-name="P23">Процедура PrintResult выводит найденные буквы в файл.</text:p>
            <text:p text:style-name="P9">void PrintResult(FILE *f,const long HighestFq,</text:p>
            <text:p text:style-name="P9">const int Count,const char Chars[])</text:p>
            <text:p text:style-name="P9">Используемые параметры:</text:p>
            <text:p text:style-name="P9">f - файл для вывода;</text:p>
            <text:p text:style-name="P9">HighestFq - частота самогой часто встречающейся буквы;</text:p>
            <text:p text:style-name="P9">Count - количество букв с самой высокой частотой;</text:p>
            <text:p text:style-name="P9">Chars - массив самых частых букв.</text:p>
            <text:p text:style-name="P9">Используемые переменные:</text:p>
            <text:p text:style-name="P9">i - счетчик для перебора самых частых букв;</text:p>
            <text:p text:style-name="P9">Все операции вывода выполняются в файл f.</text:p>
          </draw:text-box>
        </draw:frame>
        <draw:frame draw:style-name="gr10" draw:layer="layout" svg:width="0.756cm" svg:height="0.5cm" svg:x="5.624cm" svg:y="4.772cm">
          <draw:text-box>
            <text:p>нет</text:p>
          </draw:text-box>
        </draw:frame>
        <draw:frame draw:style-name="gr10" draw:layer="layout" svg:width="0.5cm" svg:height="0.5cm" svg:x="4.625cm" svg:y="5.83cm">
          <draw:text-box>
            <text:p>да</text:p>
          </draw:text-box>
        </draw:frame>
      </draw:page>
      <draw:page draw:name="page8" draw:style-name="dp1" draw:master-page-name="Обычный">
        <draw:custom-shape draw:style-name="standard" draw:text-style-name="P4" xml:id="id80" draw:id="id80" draw:layer="layout" svg:width="2.25cm" svg:height="1.5cm" svg:x="3.25cm" svg:y="4.459cm">
          <text:p text:style-name="P5"><text:span text:style-name="T7">Введите имя файла-источник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" xml:id="id81" draw:id="id81" draw:layer="layout" svg:width="2.25cm" svg:height="1.5cm" svg:x="3.248cm" svg:y="6.459cm">
          <text:p text:style-name="P1">file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4" draw:text-style-name="P2" xml:id="id83" draw:id="id83" draw:layer="layout" svg:width="2.25cm" svg:height="1.5cm" svg:x="3.25cm" svg:y="17.208cm">
          <text:p text:style-name="P1"><text:span text:style-name="T1">not error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84" draw:id="id84" draw:layer="layout" svg:width="2.25cm" svg:height="1.5cm" svg:x="3.25cm" svg:y="12.708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" xml:id="id85" draw:id="id85" draw:layer="layout" svg:width="2.25cm" svg:height="1.5cm" svg:x="3.25cm" svg:y="14.708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86" draw:id="id86" draw:layer="layout" svg:width="2.25cm" svg:height="1.5cm" svg:x="3.25cm" svg:y="10.459cm">
          <text:p text:style-name="P5"><text:span text:style-name="T1">erro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5.871cm" svg:x2="4.373cm" svg:y2="6.459cm" draw:start-shape="id80" draw:start-glue-point="6" draw:end-shape="id81" draw:end-glue-point="5" svg:d="m4375 5871v339h-2v249">
          <text:p/>
        </draw:connector>
        <draw:connector draw:style-name="Соединение" draw:layer="layout" svg:x1="4.373cm" svg:y1="7.959cm" svg:x2="4.375cm" svg:y2="8.5cm" draw:start-shape="id81" draw:start-glue-point="8" draw:end-shape="id82" draw:end-glue-point="0" svg:d="m4373 7959v271h2v270">
          <text:p/>
        </draw:connector>
        <draw:connector draw:style-name="Соединение" draw:layer="layout" draw:line-skew="-0.535cm" svg:x1="3.25cm" svg:y1="17.958cm" svg:x2="4.379cm" svg:y2="3.948cm" draw:start-shape="id83" draw:start-glue-point="5" svg:d="m3250 17958h-745v-14010h1874">
          <text:p/>
        </draw:connector>
        <draw:connector draw:style-name="Соединение" draw:layer="layout" svg:x1="4.375cm" svg:y1="11.959cm" svg:x2="4.375cm" svg:y2="12.708cm" draw:end-shape="id84" draw:end-glue-point="4" svg:d="m4375 11959v749">
          <text:p/>
        </draw:connector>
        <draw:connector draw:style-name="Соединение" draw:layer="layout" svg:x1="4.375cm" svg:y1="14.12cm" svg:x2="4.375cm" svg:y2="14.708cm" draw:start-shape="id84" draw:start-glue-point="6" draw:end-shape="id85" draw:end-glue-point="5" svg:d="m4375 14120v588">
          <text:p/>
        </draw:connector>
        <draw:connector draw:style-name="Соединение" xml:id="id87" draw:id="id87" draw:layer="layout" svg:x1="4.375cm" svg:y1="16.208cm" svg:x2="4.375cm" svg:y2="17.208cm" draw:start-shape="id85" draw:start-glue-point="8" draw:end-shape="id83" draw:end-glue-point="4" svg:d="m4375 16208v1000">
          <text:p/>
        </draw:connector>
        <draw:connector draw:style-name="Соединение" draw:layer="layout" draw:line-skew="0.784cm" svg:x1="5.5cm" svg:y1="11.209cm" svg:x2="4.375cm" svg:y2="16.708cm" draw:start-shape="id86" draw:start-glue-point="7" draw:end-shape="id87" draw:end-glue-point="0" svg:d="m5500 11209h1066v5499h-2191">
          <text:p/>
        </draw:connector>
        <draw:connector draw:style-name="Соединение" draw:layer="layout" svg:x1="4.375cm" svg:y1="3.459cm" svg:x2="4.375cm" svg:y2="4.459cm" draw:start-shape="id88" draw:start-glue-point="6" draw:end-shape="id80" draw:end-glue-point="4" svg:d="m4375 3459v1000">
          <text:p/>
        </draw:connector>
        <draw:connector draw:style-name="Соединение" draw:layer="layout" svg:x1="4.375cm" svg:y1="18.708cm" svg:x2="4.375cm" svg:y2="19.202cm" draw:start-shape="id83" draw:start-glue-point="6" draw:end-shape="id89" draw:end-glue-point="0" svg:d="m4375 18708v494">
          <text:p/>
        </draw:connector>
        <draw:frame draw:style-name="gr105" draw:layer="layout" svg:width="1cm" svg:height="0.386cm" svg:x="5.5cm" svg:y="10.695cm">
          <draw:text-box>
            <text:p>нет</text:p>
          </draw:text-box>
        </draw:frame>
        <draw:frame draw:style-name="gr10" draw:layer="layout" svg:width="0.756cm" svg:height="0.5cm" svg:x="4.379cm" svg:y="11.745cm">
          <draw:text-box>
            <text:p>да</text:p>
          </draw:text-box>
        </draw:frame>
        <draw:frame draw:style-name="gr90" draw:layer="layout" svg:width="0.171cm" svg:height="0.386cm" svg:x="3.747cm" svg:y="10.543cm">
          <draw:text-box>
            <text:p>5</text:p>
          </draw:text-box>
        </draw:frame>
        <draw:frame draw:style-name="gr91" draw:layer="layout" svg:width="0.194cm" svg:height="0.386cm" svg:x="3.472cm" svg:y="12.421cm">
          <draw:text-box>
            <text:p>6</text:p>
          </draw:text-box>
        </draw:frame>
        <draw:frame draw:style-name="gr106" draw:layer="layout" svg:width="0.194cm" svg:height="0.395cm" svg:x="3.895cm" svg:y="14.391cm">
          <draw:text-box>
            <text:p>7</text:p>
          </draw:text-box>
        </draw:frame>
        <draw:frame draw:style-name="Номерки" draw:layer="layout" svg:width="0.194cm" svg:height="0.386cm" svg:x="3.758cm" svg:y="17.308cm">
          <draw:text-box>
            <text:p>8</text:p>
          </draw:text-box>
        </draw:frame>
        <draw:frame draw:style-name="Номерки" draw:layer="layout" svg:width="0.194cm" svg:height="0.386cm" svg:x="3.489cm" svg:y="4.175cm">
          <draw:text-box>
            <text:p>3</text:p>
          </draw:text-box>
        </draw:frame>
        <draw:frame draw:style-name="gr10" draw:layer="layout" svg:width="0.5cm" svg:height="0.5cm" svg:x="4.372cm" svg:y="18.571cm">
          <draw:text-box>
            <text:p>да</text:p>
          </draw:text-box>
        </draw:frame>
        <draw:frame draw:style-name="gr10" draw:layer="layout" svg:width="0.756cm" svg:height="0.5cm" svg:x="2.5cm" svg:y="17.459cm">
          <draw:text-box>
            <text:p>нет</text:p>
          </draw:text-box>
        </draw:frame>
        <draw:custom-shape draw:style-name="standard" draw:text-style-name="P4" xml:id="id88" draw:id="id88" draw:layer="layout" svg:width="2.25cm" svg:height="0.75cm" svg:x="3.25cm" svg:y="2.709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2" draw:layer="layout" svg:width="0.344cm" svg:height="0.51cm" svg:x="3.457cm" svg:y="4.014cm">
          <draw:text-box>
            <text:p>2</text:p>
          </draw:text-box>
        </draw:frame>
        <draw:polyline draw:style-name="gr6" xml:id="id90" draw:id="id90" draw:layer="layout" svg:width="0.599cm" svg:height="4.762cm" draw:transform="rotate (3.1415926535892) translate (7.32100000013575cm 5.775cm)" svg:viewBox="0 0 600 4763" draw:points="0,0 600,0 600,4763 0,4763">
          <text:p/>
        </draw:polyline>
        <draw:connector draw:style-name="gr8" draw:layer="layout" draw:type="line" svg:x1="6.721cm" svg:y1="3.393cm" svg:x2="5.5cm" svg:y2="3.084cm" draw:start-shape="id90" draw:start-glue-point="3" draw:end-shape="id88" draw:end-glue-point="7" svg:d="m6721 3393-1221-309">
          <text:p/>
        </draw:connector>
        <draw:frame draw:style-name="gr92" draw:layer="layout" svg:width="0.344cm" svg:height="0.51cm" svg:x="3.681cm" svg:y="2.371cm">
          <draw:text-box>
            <text:p>1</text:p>
          </draw:text-box>
        </draw:frame>
        <draw:connector draw:style-name="Соединение" draw:layer="layout" svg:x1="4.375cm" svg:y1="10cm" svg:x2="4.375cm" svg:y2="10.459cm" draw:start-shape="id82" draw:start-glue-point="2" draw:end-shape="id86" draw:end-glue-point="4" svg:d="m4375 10000v459">
          <text:p/>
        </draw:connector>
        <draw:polyline draw:style-name="gr6" xml:id="id91" draw:id="id91" draw:layer="layout" svg:width="0.599cm" svg:height="1.868cm" draw:transform="rotate (3.1415926535892) translate (7.21600000010841cm 9.807cm)" svg:viewBox="0 0 600 1869" draw:points="0,0 600,0 600,1869 0,1869">
          <text:p/>
        </draw:polyline>
        <draw:connector draw:style-name="gr8" draw:layer="layout" draw:type="line" svg:x1="6.616cm" svg:y1="8.872cm" svg:x2="5.5cm" svg:y2="9.25cm" draw:start-shape="id91" draw:start-glue-point="3" draw:end-shape="id82" draw:end-glue-point="1" svg:d="m6616 8872-1116 378">
          <text:p/>
        </draw:connector>
        <draw:frame draw:style-name="gr93" draw:layer="layout" svg:width="0.171cm" svg:height="0.386cm" svg:x="3.808cm" svg:y="6.223cm">
          <draw:text-box>
            <text:p>3</text:p>
          </draw:text-box>
        </draw:frame>
        <draw:custom-shape draw:style-name="gr11" draw:text-style-name="P10" xml:id="id82" draw:id="id82" draw:layer="layout" svg:width="2.25cm" svg:height="1.5cm" svg:x="3.25cm" svg:y="8.5cm">
          <text:p text:style-name="P1"><text:span text:style-name="T1">Открыть файл с именем fileNamе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93" draw:layer="layout" svg:width="0.193cm" svg:height="0.386cm" svg:x="3.515cm" svg:y="8.203cm">
          <draw:text-box>
            <text:p>4</text:p>
          </draw:text-box>
        </draw:frame>
        <draw:custom-shape draw:style-name="gr87" draw:text-style-name="P2" xml:id="id89" draw:id="id89" draw:layer="layout" svg:width="2.25cm" svg:height="1.5cm" svg:x="3.25cm" svg:y="19.202cm">
          <text:p text:style-name="P1"><text:span text:style-name="T1">GetInputFile= not error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92" draw:id="id92" draw:layer="layout" svg:width="2.25cm" svg:height="0.75cm" svg:x="3.25cm" svg:y="21.21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75cm" svg:y1="20.702cm" svg:x2="4.375cm" svg:y2="21.215cm" draw:start-shape="id89" draw:start-glue-point="2" draw:end-shape="id92" draw:end-glue-point="4" svg:d="m4375 20702v513">
          <text:p/>
        </draw:connector>
        <draw:frame draw:style-name="gr107" draw:layer="layout" svg:width="0.29cm" svg:height="0.386cm" svg:x="3.442cm" svg:y="20.967cm">
          <draw:text-box>
            <text:p>10</text:p>
          </draw:text-box>
        </draw:frame>
        <draw:frame draw:style-name="Номерки" draw:layer="layout" svg:width="0.194cm" svg:height="0.386cm" svg:x="3.504cm" svg:y="18.941cm">
          <draw:text-box>
            <text:p>9</text:p>
          </draw:text-box>
        </draw:frame>
        <draw:frame draw:style-name="gr108" draw:text-style-name="P23" draw:layer="layout" svg:width="9.358cm" svg:height="5.453cm" svg:x="6.859cm" svg:y="0.696cm">
          <draw:text-box>
            <text:p text:style-name="P9">Функция GetInputFile получает текстовый файл для считывания из него символов.</text:p>
            <text:p text:style-name="P9">Возвращает true, если операция проведена успешно, иначе - false.</text:p>
            <text:p text:style-name="P23">int GetInputFile(FILE *f)</text:p>
            <text:p text:style-name="P23">Используемые параметры</text:p>
            <text:p text:style-name="P23">f - текстовый файл с текстом для анализа.</text:p>
            <text:p text:style-name="P23">Используемые локальные переменные:</text:p>
            <text:p text:style-name="P23">ch - символ - ответ пользователя на запросы программы;</text:p>
            <text:p text:style-name="P23">fileName - строка - имя запрашиваемого файла.</text:p>
            <text:p text:style-name="P9">error - показывает, <text:span text:style-name="T1">произошла ли ошибка (true) или нет.</text:span></text:p>
          </draw:text-box>
        </draw:frame>
        <draw:frame draw:style-name="gr108" draw:text-style-name="P23" draw:layer="layout" svg:width="5.362cm" svg:height="2.06cm" svg:x="6.784cm" svg:y="7.747cm">
          <draw:text-box>
            <text:p text:style-name="P23"><text:span text:style-name="T1">Открыть файл с именем fileNamе как f в режиме текстового доступа для чтения и записать в error, произошла ли ошибка.</text:span></text:p>
          </draw:text-box>
        </draw:frame>
      </draw:page>
      <draw:page draw:name="page9" draw:style-name="dp1" draw:master-page-name="Обычный">
        <draw:custom-shape draw:style-name="standard" draw:text-style-name="P4" xml:id="id93" draw:id="id93" draw:layer="layout" svg:width="2.25cm" svg:height="1.5cm" svg:x="3.25cm" svg:y="5cm">
          <text:p text:style-name="P5"><text:span text:style-name="T7">Введите имя выходного файл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" xml:id="id94" draw:id="id94" draw:layer="layout" svg:width="2.25cm" svg:height="1.5cm" svg:x="3.248cm" svg:y="7cm">
          <text:p text:style-name="P1">file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4" draw:text-style-name="P2" xml:id="id96" draw:id="id96" draw:layer="layout" svg:width="2.25cm" svg:height="1.5cm" svg:x="3.25cm" svg:y="17.749cm">
          <text:p text:style-name="P1"><text:span text:style-name="T1">not error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97" draw:id="id97" draw:layer="layout" svg:width="2.25cm" svg:height="1.5cm" svg:x="3.25cm" svg:y="13.249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" xml:id="id98" draw:id="id98" draw:layer="layout" svg:width="2.25cm" svg:height="1.5cm" svg:x="3.25cm" svg:y="15.249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99" draw:id="id99" draw:layer="layout" svg:width="2.25cm" svg:height="1.5cm" svg:x="3.25cm" svg:y="11cm">
          <text:p text:style-name="P5"><text:span text:style-name="T1">erro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6.412cm" svg:x2="4.373cm" svg:y2="7cm" draw:start-shape="id93" draw:start-glue-point="6" draw:end-shape="id94" draw:end-glue-point="5" svg:d="m4375 6412v339h-2v249">
          <text:p/>
        </draw:connector>
        <draw:connector draw:style-name="Соединение" draw:layer="layout" svg:x1="4.373cm" svg:y1="8.5cm" svg:x2="4.375cm" svg:y2="8.996cm" draw:start-shape="id94" draw:start-glue-point="8" draw:end-shape="id95" draw:end-glue-point="0" svg:d="m4373 8500v249h2v247">
          <text:p/>
        </draw:connector>
        <draw:connector draw:style-name="Соединение" draw:layer="layout" draw:line-skew="-0.535cm" svg:x1="3.25cm" svg:y1="18.499cm" svg:x2="4.379cm" svg:y2="4.489cm" draw:start-shape="id96" draw:start-glue-point="5" svg:d="m3250 18499h-750v-14010h1879">
          <text:p/>
        </draw:connector>
        <draw:connector draw:style-name="Соединение" draw:layer="layout" svg:x1="4.375cm" svg:y1="12.5cm" svg:x2="4.375cm" svg:y2="13.249cm" draw:end-shape="id97" draw:end-glue-point="4" svg:d="m4375 12500v749">
          <text:p/>
        </draw:connector>
        <draw:connector draw:style-name="Соединение" draw:layer="layout" svg:x1="4.375cm" svg:y1="14.661cm" svg:x2="4.375cm" svg:y2="15.249cm" draw:start-shape="id97" draw:start-glue-point="6" draw:end-shape="id98" draw:end-glue-point="5" svg:d="m4375 14661v588">
          <text:p/>
        </draw:connector>
        <draw:connector draw:style-name="Соединение" xml:id="id100" draw:id="id100" draw:layer="layout" svg:x1="4.375cm" svg:y1="16.749cm" svg:x2="4.375cm" svg:y2="17.749cm" draw:start-shape="id98" draw:start-glue-point="8" draw:end-shape="id96" draw:end-glue-point="4" svg:d="m4375 16749v1000">
          <text:p/>
        </draw:connector>
        <draw:connector draw:style-name="Соединение" draw:layer="layout" draw:line-skew="0.7cm" svg:x1="5.5cm" svg:y1="11.75cm" svg:x2="4.375cm" svg:y2="17.249cm" draw:start-shape="id99" draw:start-glue-point="7" draw:end-shape="id100" draw:end-glue-point="0" svg:d="m5500 11750h916v5499h-2041">
          <text:p/>
        </draw:connector>
        <draw:connector draw:style-name="Соединение" draw:layer="layout" svg:x1="4.375cm" svg:y1="4cm" svg:x2="4.375cm" svg:y2="5cm" draw:start-shape="id101" draw:start-glue-point="6" draw:end-shape="id93" draw:end-glue-point="4" svg:d="m4375 4000v1000">
          <text:p/>
        </draw:connector>
        <draw:connector draw:style-name="Соединение" draw:layer="layout" svg:x1="4.375cm" svg:y1="19.249cm" svg:x2="4.375cm" svg:y2="19.819cm" draw:start-shape="id96" draw:start-glue-point="6" svg:d="m4375 19249v570">
          <text:p/>
        </draw:connector>
        <draw:frame draw:style-name="gr105" draw:layer="layout" svg:width="1cm" svg:height="0.386cm" svg:x="5.5cm" svg:y="11.236cm">
          <draw:text-box>
            <text:p>нет</text:p>
          </draw:text-box>
        </draw:frame>
        <draw:frame draw:style-name="gr10" draw:layer="layout" svg:width="0.756cm" svg:height="0.5cm" svg:x="4.379cm" svg:y="12.286cm">
          <draw:text-box>
            <text:p>да</text:p>
          </draw:text-box>
        </draw:frame>
        <draw:frame draw:style-name="gr90" draw:layer="layout" svg:width="0.171cm" svg:height="0.386cm" svg:x="3.747cm" svg:y="11.084cm">
          <draw:text-box>
            <text:p>5</text:p>
          </draw:text-box>
        </draw:frame>
        <draw:frame draw:style-name="gr91" draw:layer="layout" svg:width="0.194cm" svg:height="0.386cm" svg:x="3.472cm" svg:y="12.962cm">
          <draw:text-box>
            <text:p>6</text:p>
          </draw:text-box>
        </draw:frame>
        <draw:frame draw:style-name="gr106" draw:layer="layout" svg:width="0.194cm" svg:height="0.395cm" svg:x="3.895cm" svg:y="14.932cm">
          <draw:text-box>
            <text:p>7</text:p>
          </draw:text-box>
        </draw:frame>
        <draw:frame draw:style-name="Номерки" draw:layer="layout" svg:width="0.194cm" svg:height="0.386cm" svg:x="3.758cm" svg:y="17.849cm">
          <draw:text-box>
            <text:p>8</text:p>
          </draw:text-box>
        </draw:frame>
        <draw:frame draw:style-name="Номерки" draw:layer="layout" svg:width="0.194cm" svg:height="0.386cm" svg:x="3.489cm" svg:y="4.716cm">
          <draw:text-box>
            <text:p>3</text:p>
          </draw:text-box>
        </draw:frame>
        <draw:frame draw:style-name="gr10" draw:layer="layout" svg:width="0.5cm" svg:height="0.5cm" svg:x="4.372cm" svg:y="19.112cm">
          <draw:text-box>
            <text:p>да</text:p>
          </draw:text-box>
        </draw:frame>
        <draw:frame draw:style-name="gr10" draw:layer="layout" svg:width="0.756cm" svg:height="0.5cm" svg:x="2.5cm" svg:y="18cm">
          <draw:text-box>
            <text:p>нет</text:p>
          </draw:text-box>
        </draw:frame>
        <draw:custom-shape draw:style-name="standard" draw:text-style-name="P4" xml:id="id101" draw:id="id101" draw:layer="layout" svg:width="2.25cm" svg:height="0.75cm" svg:x="3.25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2" draw:layer="layout" svg:width="0.344cm" svg:height="0.51cm" svg:x="3.457cm" svg:y="4.555cm">
          <draw:text-box>
            <text:p>2</text:p>
          </draw:text-box>
        </draw:frame>
        <draw:frame draw:style-name="gr108" draw:text-style-name="P23" draw:layer="layout" svg:width="10.507cm" svg:height="5.453cm" svg:x="7.477cm" svg:y="0.908cm">
          <draw:text-box>
            <text:p text:style-name="P9">Функция GetOutputFile получает текстовый файл для записи в последствии в этот файл результатов работы.</text:p>
            <text:p text:style-name="P9">Возвращает true, если операция проведена успешно, иначе - false.</text:p>
            <text:p text:style-name="P23">int GetOutputFile(FILE *f)</text:p>
            <text:p text:style-name="P23">Используемые параметры</text:p>
            <text:p text:style-name="P23">f - выходной текстовый файл.</text:p>
            <text:p text:style-name="P23">Используемые локальные переменные:</text:p>
            <text:p text:style-name="P23">fileName - строка - имя запрашиваемого файла.</text:p>
            <text:p text:style-name="P23">ch - символ - ответ пользователя на запросы программы;</text:p>
            <text:p text:style-name="P23">fileName - строка - имя запрашиваемого файла.</text:p>
            <text:p text:style-name="P9">error - показывает, <text:span text:style-name="T1">произошла ли ошибка (true) или нет.</text:span></text:p>
          </draw:text-box>
        </draw:frame>
        <draw:polyline draw:style-name="gr6" xml:id="id102" draw:id="id102" draw:layer="layout" svg:width="0.599cm" svg:height="4.353cm" draw:transform="rotate (3.1415926535892) translate (7.93900000014352cm 5.78cm)" svg:viewBox="0 0 600 4354" draw:points="0,0 600,0 600,4354 0,4354">
          <text:p/>
        </draw:polyline>
        <draw:connector draw:style-name="gr8" draw:layer="layout" draw:type="line" svg:x1="7.339cm" svg:y1="3.603cm" svg:x2="5.5cm" svg:y2="3.625cm" draw:start-shape="id102" draw:start-glue-point="3" draw:end-shape="id101" draw:end-glue-point="7" svg:d="m7339 3603-1839 22">
          <text:p/>
        </draw:connector>
        <draw:frame draw:style-name="gr109" draw:layer="layout" svg:width="0.208cm" svg:height="0.51cm" svg:x="3.621cm" svg:y="2.857cm">
          <draw:text-box>
            <text:p>1</text:p>
          </draw:text-box>
        </draw:frame>
        <draw:connector draw:style-name="Соединение" draw:layer="layout" svg:x1="4.375cm" svg:y1="10.496cm" svg:x2="4.375cm" svg:y2="11cm" draw:start-shape="id95" draw:start-glue-point="2" draw:end-shape="id99" draw:end-glue-point="4" svg:d="m4375 10496v504">
          <text:p/>
        </draw:connector>
        <draw:frame draw:style-name="gr108" draw:text-style-name="P23" draw:layer="layout" svg:width="5.362cm" svg:height="2.503cm" svg:x="6.784cm" svg:y="8.113cm">
          <draw:text-box>
            <text:p text:style-name="P23"><text:span text:style-name="T1">Открыть файл с именем fileNamе как f в режиме текстового доступа для записи и записать в error, произошла ли ошибка.</text:span></text:p>
          </draw:text-box>
        </draw:frame>
        <draw:polyline draw:style-name="gr6" xml:id="id103" draw:id="id103" draw:layer="layout" svg:width="0.599cm" svg:height="1.782cm" draw:transform="rotate (3.1415926535892) translate (7.21600000011432cm 10.312cm)" svg:viewBox="0 0 600 1783" draw:points="0,0 600,0 600,1783 0,1783">
          <text:p/>
        </draw:polyline>
        <draw:connector draw:style-name="gr8" draw:layer="layout" draw:type="line" svg:x1="6.616cm" svg:y1="9.42cm" svg:x2="5.5cm" svg:y2="9.746cm" draw:start-shape="id103" draw:start-glue-point="3" draw:end-shape="id95" draw:end-glue-point="1" svg:d="m6616 9420-1116 326">
          <text:p/>
        </draw:connector>
        <draw:frame draw:style-name="gr93" draw:layer="layout" svg:width="0.171cm" svg:height="0.386cm" svg:x="3.808cm" svg:y="6.764cm">
          <draw:text-box>
            <text:p>3</text:p>
          </draw:text-box>
        </draw:frame>
        <draw:custom-shape draw:style-name="gr11" draw:text-style-name="P10" xml:id="id95" draw:id="id95" draw:layer="layout" svg:width="2.25cm" svg:height="1.5cm" svg:x="3.25cm" svg:y="8.996cm">
          <text:p text:style-name="P1"><text:span text:style-name="T1">Открыть файл с именем fileNamе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93" draw:layer="layout" svg:width="0.193cm" svg:height="0.386cm" svg:x="3.515cm" svg:y="8.744cm">
          <draw:text-box>
            <text:p>4</text:p>
          </draw:text-box>
        </draw:frame>
        <draw:custom-shape draw:style-name="gr87" draw:text-style-name="P2" draw:layer="layout" svg:width="2.25cm" svg:height="1.5cm" svg:x="3.25cm" svg:y="19.801cm">
          <text:p text:style-name="P1"><text:span text:style-name="T1">GetInputFile= </text:span></text:p>
          <text:p text:style-name="P1"><text:span text:style-name="T1">not error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draw:layer="layout" svg:width="2.25cm" svg:height="0.75cm" svg:x="3.25cm" svg:y="21.833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75cm" svg:y1="21.319cm" svg:x2="4.375cm" svg:y2="21.819cm" svg:d="m4375 21319v500">
          <text:p/>
        </draw:connector>
        <draw:frame draw:style-name="gr107" draw:layer="layout" svg:width="0.29cm" svg:height="0.386cm" svg:x="3.442cm" svg:y="21.579cm">
          <draw:text-box>
            <text:p>10</text:p>
          </draw:text-box>
        </draw:frame>
        <draw:frame draw:style-name="Номерки" draw:layer="layout" svg:width="0.194cm" svg:height="0.386cm" svg:x="3.466cm" svg:y="19.548cm">
          <draw:text-box>
            <text:p>9</text:p>
          </draw:text-box>
        </draw:frame>
        <draw:frame draw:style-name="gr109" draw:layer="layout" svg:width="0.208cm" svg:height="0.51cm" svg:x="3.621cm" svg:y="2.977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2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marker draw:name="Стили_20_стрелок_20_1" draw:display-name="Стили стрелок 1" svg:viewBox="0 0 1131 902" svg:d="m564 0-564 902h1131z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2cm" draw:dots2="1" draw:dots2-length="0.02cm" draw:distance="0.02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20__3f__3f__3f__3f__3f_" style:display-name="???????? ?????" style:family="graphic">
      <style:paragraph-properties fo:margin-top="0cm" fo:margin-bottom="0.374cm" style:text-autospace="none"/>
      <style:text-properties fo:font-size="14pt" style:font-size-asian="14pt" style:font-size-complex="14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3-27T23:03:05</dc:date>
    <meta:editing-duration>P2DT9H43M7S</meta:editing-duration>
    <meta:editing-cycles>245</meta:editing-cycles>
    <meta:generator>LibreOffice/3.3$Unix LibreOffice_project/330m19$Build-202</meta:generator>
    <meta:document-statistic meta:object-count="505"/>
  </office:meta>
</office:document-meta>
</file>